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bullet-char="-">
        <style:list-level-properties text:space-before="0in" text:min-label-width="0.25in"/>
      </text:list-level-style-bullet>
    </text:list-style>
    <text:list-style style:name="LFO7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1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1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1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2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">
        <style:list-level-properties text:space-before="0.75in" text:min-label-width="0.25in"/>
        <style:text-properties style:font-name="Wingdings"/>
      </text:list-level-style-bullet>
      <text:list-level-style-number text:level="3" style:num-suffix=")" style:num-format="a" style:num-letter-sync="true">
        <style:list-level-properties text:space-before="1.25in" text:min-label-width="0.25in"/>
      </text:list-level-style-number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0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in" text:min-label-width="0.25in"/>
        <style:text-properties style:font-name="Arial"/>
      </text:list-level-style-bullet>
      <text:list-level-style-bullet text:level="2" text:style-name="WW_CharLFO2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1972in" text:min-label-width="0.25in"/>
        <style:text-properties style:font-name="Arial"/>
      </text:list-level-style-bullet>
      <text:list-level-style-bullet text:level="2" text:style-name="WW_CharLFO27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1972in" text:min-label-width="0.25in"/>
        <style:text-properties style:font-name="Arial"/>
      </text:list-level-style-bullet>
      <text:list-level-style-bullet text:level="2" text:style-name="WW_CharLFO28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text-align="center" fo:margin-left="0.5in" fo:text-indent="-0.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" style:parent-style-name="Normal" style:family="paragraph">
      <style:paragraph-properties style:text-autospace="none" fo:text-align="center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 fo:language="pt" fo:country="BR"/>
    </style:style>
    <style:style style:name="P9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0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" style:parent-style-name="Normal" style:family="paragraph">
      <style:paragraph-properties style:text-autospace="none" fo:text-align="center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2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3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18" style:family="table-column">
      <style:table-column-properties style:column-width="6.0562in"/>
    </style:style>
    <style:style style:name="Table17" style:family="table">
      <style:table-properties style:width="6.0562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23" style:parent-style-name="Normal" style:family="paragraph">
      <style:paragraph-properties fo:text-align="justify" fo:text-indent="0.25in"/>
    </style:style>
    <style:style style:name="T24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25" style:parent-style-name="Normal" style:family="paragraph">
      <style:paragraph-properties style:text-autospace="none" fo:text-align="justify" fo:text-indent="0.25in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color="#FF0000" fo:font-size="10pt" style:font-size-asian="10pt" style:font-size-complex="10pt"/>
    </style:style>
    <style:style style:name="P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8" style:family="table-column">
      <style:table-column-properties style:column-width="2.8826in"/>
    </style:style>
    <style:style style:name="TableColumn39" style:family="table-column">
      <style:table-column-properties style:column-width="3.1736in"/>
    </style:style>
    <style:style style:name="Table37" style:family="table">
      <style:table-properties style:width="6.0562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text-align="justify"/>
    </style:style>
    <style:style style:name="T43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44" style:parent-style-name="Párrafodelista" style:list-style-name="LFO29" style:family="paragraph">
      <style:paragraph-properties style:text-autospace="none" fo:text-align="justify"/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6" style:parent-style-name="Párrafodelista" style:list-style-name="LFO29" style:family="paragraph">
      <style:paragraph-properties style:text-autospace="none" fo:text-align="justify">
        <style:tab-stops>
          <style:tab-stop style:type="left" style:position="-0.2041in"/>
        </style:tab-stops>
      </style:paragraph-properties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text-align="justify"/>
    </style:style>
    <style:style style:name="T52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P53" style:parent-style-name="Párrafodelista" style:list-style-name="LFO29" style:family="paragraph">
      <style:paragraph-properties style:text-autospace="none" fo:text-align="justify"/>
    </style:style>
    <style:style style:name="T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" style:parent-style-name="Párrafodelista" style:list-style-name="LFO29" style:family="paragraph">
      <style:paragraph-properties style:text-autospace="none" fo:text-align="justify"/>
    </style:style>
    <style:style style:name="T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1" style:parent-style-name="Normal" style:family="paragraph">
      <style:paragraph-properties style:text-autospace="none" fo:text-align="justify" fo:margin-top="0.0416in" fo:margin-bottom="0.0416in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6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7" style:parent-style-name="Normal" style:family="paragraph">
      <style:paragraph-properties style:text-autospace="none" fo:text-align="justify" fo:margin-top="0.0416in" fo:margin-bottom="0.0416in" fo:margin-left="0.1972in">
        <style:tab-stops/>
      </style:paragraph-properties>
    </style:style>
    <style:style style:name="T6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0" style:parent-style-name="Normal" style:family="paragraph">
      <style:paragraph-properties style:text-autospace="none" fo:text-align="justify" fo:margin-top="0.0416in" fo:margin-bottom="0.0416in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1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2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3" style:parent-style-name="Normal" style:family="paragraph">
      <style:paragraph-properties style:text-autospace="none" fo:text-align="justify" fo:margin-top="0.0416in" fo:margin-bottom="0.0416in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7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78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79" style:parent-style-name="Normal" style:family="paragraph">
      <style:paragraph-properties style:text-autospace="none" fo:text-align="justify" fo:margin-top="0.0416in" fo:margin-bottom="0.0416in"/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P90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91" style:parent-style-name="Normal" style:family="paragraph">
      <style:paragraph-properties style:text-autospace="none" fo:text-align="justify" fo:margin-top="0.0416in" fo:margin-bottom="0.0416in"/>
    </style:style>
    <style:style style:name="T9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9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9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9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97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9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99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00" style:parent-style-name="Normal" style:family="paragraph">
      <style:paragraph-properties style:text-autospace="none" fo:text-align="justify" fo:margin-top="0.0416in" fo:margin-bottom="0.0416in"/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12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P113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14" style:parent-style-name="Normal" style:family="paragraph">
      <style:paragraph-properties style:text-autospace="none" fo:text-align="justify" fo:margin-top="0.0416in" fo:margin-bottom="0.0416in"/>
    </style:style>
    <style:style style:name="T11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11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2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2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P122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23" style:parent-style-name="Normal" style:family="paragraph">
      <style:paragraph-properties style:text-autospace="none" fo:text-align="justify" fo:margin-top="0.0416in" fo:margin-bottom="0.0416in"/>
    </style:style>
    <style:style style:name="T12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2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P130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31" style:parent-style-name="Normal" style:family="paragraph">
      <style:paragraph-properties style:text-autospace="none" fo:text-align="justify" fo:margin-top="0.0416in" fo:margin-bottom="0.0416in"/>
    </style:style>
    <style:style style:name="T13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13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3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3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37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P138" style:parent-style-name="Normal" style:family="paragraph">
      <style:paragraph-properties style:text-autospace="none" fo:text-align="justify" fo:margin-top="0.0416in" fo:margin-bottom="0.0416in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39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0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1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42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43" style:parent-style-name="Normal" style:family="paragraph">
      <style:paragraph-properties style:text-autospace="none" fo:text-align="justify" fo:margin-top="0.0416in" fo:margin-bottom="0.0416in"/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49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 fo:language="pt" fo:country="BR"/>
    </style:style>
    <style:style style:name="T150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 fo:language="pt" fo:country="BR"/>
    </style:style>
    <style:style style:name="T151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 fo:language="pt" fo:country="BR"/>
    </style:style>
    <style:style style:name="T1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53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54" style:parent-style-name="Normal" style:family="paragraph">
      <style:paragraph-properties fo:text-align="justify"/>
    </style:style>
    <style:style style:name="T15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5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58" style:parent-style-name="Fuentedepárrafopredeter." style:family="text">
      <style:text-properties style:font-name="Arial" style:font-name-complex="Arial" fo:font-weight="bold" style:font-weight-asian="bold" fo:color="#FF0000" fo:font-size="10pt" style:font-size-asian="10pt" style:font-size-complex="10pt" fo:language="pt" fo:country="BR"/>
    </style:style>
    <style:style style:name="T15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6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6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63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64" style:parent-style-name="Normal" style:family="paragraph">
      <style:paragraph-properties fo:text-align="justify"/>
    </style:style>
    <style:style style:name="T16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66" style:parent-style-name="Normal" style:family="paragraph">
      <style:paragraph-properties fo:text-align="justify" fo:text-indent="0.2583in"/>
    </style:style>
    <style:style style:name="T16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6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69" style:parent-style-name="Normal" style:family="paragraph">
      <style:paragraph-properties fo:text-align="justify" fo:margin-left="0.2583in">
        <style:tab-stops/>
      </style:paragraph-properties>
    </style:style>
    <style:style style:name="T17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7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72" style:parent-style-name="Normal" style:family="paragraph">
      <style:paragraph-properties fo:text-align="justify" fo:margin-left="0.2583in">
        <style:tab-stops/>
      </style:paragraph-properties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7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176" style:parent-style-name="Normal" style:family="paragraph">
      <style:paragraph-properties fo:text-align="justify" fo:margin-left="0.1972in" fo:text-indent="-0.1972in">
        <style:tab-stops/>
      </style:paragraph-properties>
    </style:style>
    <style:style style:name="T1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7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7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8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8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183" style:parent-style-name="Normal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84" style:parent-style-name="Normal" style:family="paragraph">
      <style:paragraph-properties fo:text-align="justify" fo:margin-left="0.0395in" fo:margin-right="0.039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85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8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8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9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9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95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98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20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20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20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20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204" style:parent-style-name="Normal" style:family="paragraph">
      <style:paragraph-properties fo:text-align="justify" fo:margin-left="0.0395in" fo:margin-right="0.039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05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2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07" style:parent-style-name="Normal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208" style:parent-style-name="Normal" style:family="paragraph">
      <style:paragraph-properties style:text-autospace="none" fo:text-align="justify" fo:margin-top="0.0416in" fo:margin-bottom="0.0416in"/>
    </style:style>
    <style:style style:name="T2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12" style:parent-style-name="Normal" style:family="paragraph">
      <style:paragraph-properties style:text-autospace="none" fo:text-align="justify" fo:margin-top="0.0416in" fo:margin-bottom="0.0416in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13" style:parent-style-name="Normal" style:family="paragraph">
      <style:paragraph-properties fo:break-before="page"/>
    </style:style>
    <style:style style:name="P214" style:parent-style-name="NormalWeb" style:family="paragraph">
      <style:paragraph-properties fo:text-align="center"/>
    </style:style>
    <style:style style:name="T21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16" style:parent-style-name="NormalWeb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17" style:parent-style-name="NormalWeb" style:family="paragraph">
      <style:paragraph-properties fo:text-align="center"/>
      <style:text-properties style:font-name="Arial" style:font-name-complex="Arial" fo:font-style="italic" style:font-style-asian="italic" fo:font-size="10pt" style:font-size-asian="10pt" style:font-size-complex="10pt"/>
    </style:style>
    <style:style style:name="P218" style:parent-style-name="Normal" style:family="paragraph">
      <style:paragraph-properties fo:background-color="#D9D9D9"/>
    </style:style>
    <style:style style:name="T2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2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2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2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225" style:parent-style-name="Normal" style:family="paragraph">
      <style:paragraph-properties fo:text-align="justify"/>
    </style:style>
    <style:style style:name="T2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2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29" style:parent-style-name="Normal" style:family="paragraph">
      <style:paragraph-properties fo:text-align="justify"/>
    </style:style>
    <style:style style:name="T23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3" style:parent-style-name="Normal" style:family="paragraph">
      <style:paragraph-properties style:text-autospace="none" fo:text-align="justify"/>
    </style:style>
    <style:style style:name="T23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3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7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23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3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40" style:parent-style-name="Normal" style:family="paragraph">
      <style:paragraph-properties fo:text-align="justify"/>
    </style:style>
    <style:style style:name="T2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4" style:parent-style-name="Normal" style:family="paragraph">
      <style:paragraph-properties fo:text-align="justify"/>
    </style:style>
    <style:style style:name="T2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8" style:parent-style-name="Normal" style:family="paragraph">
      <style:paragraph-properties style:text-autospace="none" fo:text-align="justify"/>
    </style:style>
    <style:style style:name="T24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5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25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5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5" style:parent-style-name="Normal" style:family="paragraph">
      <style:paragraph-properties fo:text-align="justify"/>
    </style:style>
    <style:style style:name="T25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5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9" style:parent-style-name="Normal" style:family="paragraph">
      <style:paragraph-properties fo:text-align="justify"/>
    </style:style>
    <style:style style:name="T26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6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63" style:parent-style-name="Normal" style:family="paragraph">
      <style:paragraph-properties style:text-autospace="none" fo:text-align="justify"/>
    </style:style>
    <style:style style:name="T2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6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67" style:parent-style-name="Normal" style:family="paragraph">
      <style:paragraph-properties fo:text-align="justify">
        <style:tab-stops>
          <style:tab-stop style:type="left" style:position="0.2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26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6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70" style:parent-style-name="Normal" style:family="paragraph">
      <style:paragraph-properties fo:text-align="justify"/>
    </style:style>
    <style:style style:name="T27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7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7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4" style:parent-style-name="Fuentedepárrafopredeter." style:family="text">
      <style:text-properties style:font-name="Arial" style:font-name-complex="Arial" fo:color="#FF0000" fo:font-size="10pt" style:font-size-asian="10pt" style:font-size-complex="10pt"/>
    </style:style>
    <style:style style:name="P275" style:parent-style-name="Normal" style:family="paragraph">
      <style:paragraph-properties fo:text-align="justify"/>
    </style:style>
    <style:style style:name="T2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7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9" style:parent-style-name="Fuentedepárrafopredeter." style:family="text">
      <style:text-properties style:font-name="Arial" style:font-name-complex="Arial" fo:color="#FF0000" fo:font-size="10pt" style:font-size-asian="10pt" style:font-size-complex="10pt"/>
    </style:style>
    <style:style style:name="P280" style:parent-style-name="Normal" style:family="paragraph">
      <style:paragraph-properties style:text-autospace="none" fo:text-align="justify"/>
    </style:style>
    <style:style style:name="T28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4" style:parent-style-name="Normal" style:family="paragraph">
      <style:paragraph-properties fo:text-align="justify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285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8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87" style:parent-style-name="Normal" style:family="paragraph">
      <style:paragraph-properties fo:text-align="justify"/>
    </style:style>
    <style:style style:name="T2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91" style:parent-style-name="Normal" style:family="paragraph">
      <style:paragraph-properties fo:text-align="justify"/>
    </style:style>
    <style:style style:name="T29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95" style:parent-style-name="Normal" style:family="paragraph">
      <style:paragraph-properties style:text-autospace="none" fo:text-align="justify"/>
    </style:style>
    <style:style style:name="T2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00" style:parent-style-name="Normal" style:family="paragraph">
      <style:paragraph-properties fo:text-align="justify" fo:background-color="#D9D9D9"/>
    </style:style>
    <style:style style:name="T3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03" style:parent-style-name="Normal" style:family="paragraph">
      <style:paragraph-properties fo:text-align="justify"/>
    </style:style>
    <style:style style:name="T3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0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07" style:parent-style-name="Normal" style:family="paragraph">
      <style:paragraph-properties fo:text-align="justify"/>
    </style:style>
    <style:style style:name="T3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1" style:parent-style-name="Normal" style:family="paragraph">
      <style:paragraph-properties style:text-autospace="none" fo:text-align="justify"/>
    </style:style>
    <style:style style:name="T3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1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1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31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18" style:parent-style-name="Normal" style:family="paragraph">
      <style:paragraph-properties fo:text-align="justify"/>
    </style:style>
    <style:style style:name="T3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2" style:parent-style-name="Normal" style:family="paragraph">
      <style:paragraph-properties fo:text-align="justify"/>
    </style:style>
    <style:style style:name="T3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6" style:parent-style-name="Normal" style:family="paragraph">
      <style:paragraph-properties style:text-autospace="none" fo:text-align="justify"/>
    </style:style>
    <style:style style:name="T32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3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32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34" style:parent-style-name="Normal" style:family="paragraph">
      <style:paragraph-properties fo:text-align="justify"/>
    </style:style>
    <style:style style:name="T3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3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38" style:parent-style-name="Normal" style:family="paragraph">
      <style:paragraph-properties fo:text-align="justify"/>
    </style:style>
    <style:style style:name="T33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4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42" style:parent-style-name="Normal" style:family="paragraph">
      <style:paragraph-properties style:text-autospace="none" fo:text-align="justify"/>
    </style:style>
    <style:style style:name="T34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4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4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4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34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49" style:parent-style-name="Normal" style:family="paragraph">
      <style:paragraph-properties fo:text-align="justify"/>
    </style:style>
    <style:style style:name="T35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5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53" style:parent-style-name="Normal" style:family="paragraph">
      <style:paragraph-properties fo:text-align="justify"/>
    </style:style>
    <style:style style:name="T3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5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57" style:parent-style-name="Normal" style:family="paragraph">
      <style:paragraph-properties style:text-autospace="none" fo:text-align="justify"/>
    </style:style>
    <style:style style:name="T35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5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62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36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64" style:parent-style-name="Normal" style:family="paragraph">
      <style:paragraph-properties fo:widows="0" fo:orphans="0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65" style:parent-style-name="Normal" style:family="paragraph">
      <style:paragraph-properties fo:widows="0" fo:orphans="0" fo:text-align="justify" fo:background-color="#D9D9D9"/>
    </style:style>
    <style:style style:name="T3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3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P368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69" style:parent-style-name="Normal" style:family="paragraph">
      <style:paragraph-properties fo:text-align="justify"/>
    </style:style>
    <style:style style:name="T37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37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37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73" style:parent-style-name="Normal" style:family="paragraph">
      <style:paragraph-properties fo:text-align="justify"/>
    </style:style>
    <style:style style:name="T37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37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37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77" style:parent-style-name="Normal" style:family="paragraph">
      <style:paragraph-properties style:text-autospace="none" fo:text-align="justify"/>
    </style:style>
    <style:style style:name="T3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7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8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82" style:parent-style-name="Normal" style:family="paragraph">
      <style:paragraph-properties style:text-autospace="none" fo:text-align="justify"/>
      <style:text-properties style:font-name="Arial" style:font-name-complex="Arial" fo:color="#C00000" fo:font-size="10pt" style:font-size-asian="10pt" style:font-size-complex="10pt" fo:language="pt" fo:country="BR"/>
    </style:style>
    <style:style style:name="P383" style:parent-style-name="Normal" style:family="paragraph">
      <style:paragraph-properties fo:widows="0" fo:orphans="0"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8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85" style:parent-style-name="Normal" style:family="paragraph">
      <style:paragraph-properties fo:text-align="justify"/>
    </style:style>
    <style:style style:name="T38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9" style:parent-style-name="Normal" style:family="paragraph">
      <style:paragraph-properties fo:text-align="justify"/>
    </style:style>
    <style:style style:name="T39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93" style:parent-style-name="Normal" style:family="paragraph">
      <style:paragraph-properties style:text-autospace="none" fo:text-align="justify"/>
    </style:style>
    <style:style style:name="T39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97" style:parent-style-name="Normal" style:family="paragraph">
      <style:paragraph-properties fo:widows="0" fo:orphans="0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98" style:parent-style-name="Normal" style:family="paragraph">
      <style:paragraph-properties fo:widows="0" fo:orphans="0" fo:text-align="justify" fo:background-color="#D9D9D9"/>
    </style:style>
    <style:style style:name="T3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03" style:parent-style-name="Normal" style:family="paragraph">
      <style:paragraph-properties fo:text-align="justify"/>
    </style:style>
    <style:style style:name="T4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0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07" style:parent-style-name="Normal" style:family="paragraph">
      <style:paragraph-properties fo:text-align="justify"/>
    </style:style>
    <style:style style:name="T4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11" style:parent-style-name="Normal" style:family="paragraph">
      <style:paragraph-properties style:text-autospace="none" fo:text-align="justify"/>
    </style:style>
    <style:style style:name="T4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1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15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 fo:background-color="#FFFF00"/>
    </style:style>
    <style:style style:name="P416" style:parent-style-name="Textoindependiente" style:family="paragraph">
      <style:paragraph-properties fo:background-color="#D9D9D9"/>
    </style:style>
    <style:style style:name="T4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20" style:parent-style-name="Normal" style:family="paragraph">
      <style:paragraph-properties fo:text-align="justify"/>
    </style:style>
    <style:style style:name="T4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24" style:parent-style-name="Normal" style:family="paragraph">
      <style:paragraph-properties fo:text-align="justify"/>
    </style:style>
    <style:style style:name="T4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28" style:parent-style-name="Normal" style:family="paragraph">
      <style:paragraph-properties style:text-autospace="none" fo:text-align="justify"/>
    </style:style>
    <style:style style:name="T4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3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433" style:parent-style-name="Normal" style:family="paragraph">
      <style:paragraph-properties fo:widows="0" fo:orphans="0" fo:text-align="justify" fo:background-color="#D9D9D9"/>
    </style:style>
    <style:style style:name="T4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8" style:parent-style-name="Normal" style:family="paragraph">
      <style:paragraph-properties fo:text-align="justify"/>
    </style:style>
    <style:style style:name="T43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4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42" style:parent-style-name="Normal" style:family="paragraph">
      <style:paragraph-properties fo:text-align="justify"/>
    </style:style>
    <style:style style:name="T44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4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46" style:parent-style-name="Normal" style:family="paragraph">
      <style:paragraph-properties style:text-autospace="none" fo:text-align="justify"/>
    </style:style>
    <style:style style:name="T44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4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1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45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53" style:parent-style-name="Normal" style:family="paragraph">
      <style:paragraph-properties fo:text-align="justify"/>
    </style:style>
    <style:style style:name="T4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57" style:parent-style-name="Normal" style:family="paragraph">
      <style:paragraph-properties fo:text-align="justify"/>
    </style:style>
    <style:style style:name="T45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5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61" style:parent-style-name="Normal" style:family="paragraph">
      <style:paragraph-properties style:text-autospace="none" fo:text-align="justify"/>
    </style:style>
    <style:style style:name="T46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65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/>
    </style:style>
    <style:style style:name="P466" style:parent-style-name="Normal" style:family="paragraph">
      <style:paragraph-properties fo:widows="0" fo:orphans="0"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4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hyphenate="false"/>
    </style:style>
    <style:style style:name="P468" style:parent-style-name="Normal" style:family="paragraph">
      <style:paragraph-properties fo:text-align="justify"/>
    </style:style>
    <style:style style:name="T46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72" style:parent-style-name="Normal" style:family="paragraph">
      <style:paragraph-properties fo:text-align="justify"/>
    </style:style>
    <style:style style:name="T47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76" style:parent-style-name="Normal" style:family="paragraph">
      <style:paragraph-properties style:text-autospace="none" fo:text-align="justify"/>
    </style:style>
    <style:style style:name="T47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81" style:parent-style-name="Normal" style:family="paragraph">
      <style:paragraph-properties fo:widows="0" fo:orphans="0"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482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83" style:parent-style-name="Normal" style:family="paragraph">
      <style:paragraph-properties fo:text-align="justify"/>
    </style:style>
    <style:style style:name="T48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87" style:parent-style-name="Normal" style:family="paragraph">
      <style:paragraph-properties fo:text-align="justify"/>
    </style:style>
    <style:style style:name="T4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8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91" style:parent-style-name="Normal" style:family="paragraph">
      <style:paragraph-properties style:text-autospace="none" fo:text-align="justify"/>
    </style:style>
    <style:style style:name="T49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49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9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9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9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00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01" style:parent-style-name="Normal" style:family="paragraph">
      <style:paragraph-properties fo:text-align="justify"/>
    </style:style>
    <style:style style:name="T5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5" style:parent-style-name="Normal" style:family="paragraph">
      <style:paragraph-properties fo:text-align="justify"/>
    </style:style>
    <style:style style:name="T50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0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9" style:parent-style-name="Normal" style:family="paragraph">
      <style:paragraph-properties style:text-autospace="none" fo:text-align="justify"/>
    </style:style>
    <style:style style:name="T51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5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515" style:parent-style-name="Normal" style:family="paragraph">
      <style:paragraph-properties fo:text-align="justify" fo:background-color="#D9D9D9"/>
    </style:style>
    <style:style style:name="T5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5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5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19" style:parent-style-name="Textoindependiente" style:family="paragraph">
      <style:paragraph-properties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20" style:parent-style-name="Normal" style:family="paragraph">
      <style:paragraph-properties fo:text-align="justify"/>
    </style:style>
    <style:style style:name="T5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24" style:parent-style-name="Normal" style:family="paragraph">
      <style:paragraph-properties fo:text-align="justify"/>
    </style:style>
    <style:style style:name="T5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28" style:parent-style-name="Normal" style:family="paragraph">
      <style:paragraph-properties style:text-autospace="none" fo:text-align="justify"/>
    </style:style>
    <style:style style:name="T5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5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53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35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36" style:parent-style-name="Normal" style:family="paragraph">
      <style:paragraph-properties fo:text-align="justify"/>
    </style:style>
    <style:style style:name="T5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40" style:parent-style-name="Normal" style:family="paragraph">
      <style:paragraph-properties fo:text-align="justify"/>
    </style:style>
    <style:style style:name="T5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44" style:parent-style-name="Normal" style:family="paragraph">
      <style:paragraph-properties style:text-autospace="none" fo:text-align="justify"/>
    </style:style>
    <style:style style:name="T5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4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51" style:parent-style-name="Normal" style:family="paragraph">
      <style:paragraph-properties fo:text-align="justify"/>
    </style:style>
    <style:style style:name="T55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5" style:parent-style-name="Normal" style:family="paragraph">
      <style:paragraph-properties fo:text-align="justify"/>
    </style:style>
    <style:style style:name="T55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9" style:parent-style-name="Normal" style:family="paragraph">
      <style:paragraph-properties style:text-autospace="none" fo:text-align="justify"/>
    </style:style>
    <style:style style:name="T56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63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564" style:parent-style-name="Normal" style:family="paragraph">
      <style:paragraph-properties fo:text-align="justify" fo:background-color="#D9D9D9"/>
    </style:style>
    <style:style style:name="T5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68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69" style:parent-style-name="Normal" style:family="paragraph">
      <style:paragraph-properties fo:text-align="justify"/>
    </style:style>
    <style:style style:name="T57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7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73" style:parent-style-name="Normal" style:family="paragraph">
      <style:paragraph-properties fo:text-align="justify"/>
    </style:style>
    <style:style style:name="T57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7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77" style:parent-style-name="Normal" style:family="paragraph">
      <style:paragraph-properties style:text-autospace="none" fo:text-align="justify"/>
    </style:style>
    <style:style style:name="T5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7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582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58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58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85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8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87" style:parent-style-name="Normal" style:family="paragraph">
      <style:paragraph-properties fo:text-align="justify"/>
    </style:style>
    <style:style style:name="T5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8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1" style:parent-style-name="Normal" style:family="paragraph">
      <style:paragraph-properties fo:text-align="justify"/>
    </style:style>
    <style:style style:name="T59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9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5" style:parent-style-name="Normal" style:family="paragraph">
      <style:paragraph-properties style:text-autospace="none" fo:text-align="justify"/>
    </style:style>
    <style:style style:name="T5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9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9" style:parent-style-name="Textoindependiente" style:family="paragraph">
      <style:text-properties style:font-name="Arial" style:font-name-complex="Arial" fo:color="#000000" fo:font-size="10pt" style:font-size-asian="10pt" style:font-size-complex="10pt" fo:language="en" fo:country="US"/>
    </style:style>
    <style:style style:name="P600" style:parent-style-name="Normal" style:family="paragraph">
      <style:paragraph-properties fo:text-align="justify" fo:margin-left="0.1972in">
        <style:tab-stops>
          <style:tab-stop style:type="left" style:position="-0.6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601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03" style:parent-style-name="Normal" style:family="paragraph">
      <style:paragraph-properties fo:text-align="justify"/>
    </style:style>
    <style:style style:name="T60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6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07" style:parent-style-name="Normal" style:family="paragraph">
      <style:paragraph-properties fo:text-align="justify"/>
    </style:style>
    <style:style style:name="T60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6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1" style:parent-style-name="Normal" style:family="paragraph">
      <style:paragraph-properties style:text-autospace="none" fo:text-align="justify"/>
    </style:style>
    <style:style style:name="T61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6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616" style:parent-style-name="Textoindependiente" style:family="paragraph">
      <style:text-properties style:font-name="Arial" style:font-name-complex="Arial" fo:color="#000000" fo:font-size="10pt" style:font-size-asian="10pt" style:font-size-complex="10pt"/>
    </style:style>
    <style:style style:name="P61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1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1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2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621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62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6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7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28" style:parent-style-name="Normal" style:family="paragraph">
      <style:paragraph-properties style:text-autospace="none" fo:text-align="justify"/>
    </style:style>
    <style:style style:name="T62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3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63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32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63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63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35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36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63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638" style:parent-style-name="Normal" style:family="paragraph">
      <style:paragraph-properties style:text-autospace="none" fo:margin-left="0.1972in">
        <style:tab-stops/>
      </style:paragraph-properties>
      <style:text-properties style:font-name="Arial" style:font-name-complex="Arial" style:font-style-complex="italic" fo:font-size="10pt" style:font-size-asian="10pt" style:font-size-complex="10pt" fo:language="pt" fo:country="BR" style:language-asian="pt" style:country-asian="BR"/>
    </style:style>
    <style:style style:name="P63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40" style:parent-style-name="Normal" style:family="paragraph">
      <style:paragraph-properties fo:text-align="justify" fo:margin-left="0.1972in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fo:color="#000000" fo:font-size="10pt" style:font-size-asian="10pt" style:font-size-complex="10pt" fo:language="pt" fo:country="BR"/>
    </style:style>
    <style:style style:name="P641" style:parent-style-name="Normal" style:family="paragraph">
      <style:paragraph-properties fo:text-align="center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4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43" style:parent-style-name="Normal" style:family="paragraph">
      <style:paragraph-properties fo:text-align="justify"/>
    </style:style>
    <style:style style:name="T6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6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64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64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64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651" style:parent-style-name="Normal" style:family="paragraph">
      <style:paragraph-properties fo:text-align="justify" fo:margin-left="0.2958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652" style:parent-style-name="Normal" style:family="paragraph">
      <style:paragraph-properties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5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ableColumn655" style:family="table-column">
      <style:table-column-properties style:column-width="1.6111in"/>
    </style:style>
    <style:style style:name="TableColumn656" style:family="table-column">
      <style:table-column-properties style:column-width="1.8131in"/>
    </style:style>
    <style:style style:name="TableColumn657" style:family="table-column">
      <style:table-column-properties style:column-width="2.7187in"/>
    </style:style>
    <style:style style:name="Table654" style:family="table">
      <style:table-properties style:width="6.143in" fo:margin-left="0.7104in" table:align="center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60" style:parent-style-name="Normal" style:family="paragraph">
      <style:paragraph-properties fo:text-align="center"/>
    </style:style>
    <style:style style:name="T66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63" style:parent-style-name="Normal" style:family="paragraph">
      <style:paragraph-properties fo:text-align="center" fo:margin-left="0.0791in" fo:margin-right="0.0173in">
        <style:tab-stops/>
      </style:paragraph-properties>
    </style:style>
    <style:style style:name="T6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6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66" style:parent-style-name="Normal" style:family="paragraph">
      <style:paragraph-properties fo:text-align="center" fo:margin-left="0.0631in">
        <style:tab-stops/>
      </style:paragraph-properties>
    </style:style>
    <style:style style:name="T66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70" style:parent-style-name="Normal" style:family="paragraph">
      <style:paragraph-properties fo:text-align="center" fo:margin-left="0.05in" fo:text-indent="-0.05in">
        <style:tab-stops/>
      </style:paragraph-properties>
    </style:style>
    <style:style style:name="T6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73" style:parent-style-name="Normal" style:family="paragraph">
      <style:paragraph-properties fo:text-align="center" fo:margin-left="0.0493in" fo:margin-right="0.0173in" fo:text-indent="-0.0493in">
        <style:tab-stops/>
      </style:paragraph-properties>
    </style:style>
    <style:style style:name="T6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7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76" style:parent-style-name="Normal" style:family="paragraph">
      <style:paragraph-properties fo:margin-left="0.05in" fo:text-indent="-0.0986in">
        <style:tab-stops/>
      </style:paragraph-properties>
    </style:style>
    <style:style style:name="T6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7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80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682" style:parent-style-name="Normal" style:family="paragraph">
      <style:paragraph-properties fo:text-align="justify"/>
    </style:style>
    <style:style style:name="T68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68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8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6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688" style:parent-style-name="Normal" style:family="paragraph">
      <style:paragraph-properties fo:text-align="justify" fo:text-indent="0.1972in"/>
    </style:style>
    <style:style style:name="T68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background-color="#FFFFFF" fo:language="pt" fo:country="BR"/>
    </style:style>
    <style:style style:name="T6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695" style:parent-style-name="Párrafodelista" style:family="paragraph">
      <style:paragraph-properties fo:text-align="justify" fo:margin-bottom="0in" fo:line-height="100%" fo:margin-left="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96" style:parent-style-name="Normal" style:family="paragraph">
      <style:paragraph-properties fo:text-align="justify" fo:text-indent="0.1972in"/>
    </style:style>
    <style:style style:name="T6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0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0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0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704" style:parent-style-name="Normal" style:family="paragraph">
      <style:paragraph-properties fo:text-align="justify" fo:text-indent="0.1972in"/>
    </style:style>
    <style:style style:name="T70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0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0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background-color="#FFFFFF" fo:language="pt" fo:country="BR"/>
    </style:style>
    <style:style style:name="T70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0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10" style:parent-style-name="Normal" style:family="paragraph">
      <style:paragraph-properties style:text-autospace="none" fo:text-align="justify" fo:margin-left="0.3937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 fo:language="pt" fo:country="BR"/>
    </style:style>
    <style:style style:name="P711" style:parent-style-name="Normal" style:family="paragraph">
      <style:paragraph-properties style:text-autospace="none" fo:text-align="justify" fo:text-indent="0.375in"/>
    </style:style>
    <style:style style:name="T712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pt" fo:country="BR"/>
    </style:style>
    <style:style style:name="T71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715" style:parent-style-name="Normal" style:family="paragraph">
      <style:paragraph-properties style:text-autospace="none" fo:text-align="justify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71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1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2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22" style:parent-style-name="Normal" style:family="paragraph">
      <style:paragraph-properties style:text-autospace="none" fo:text-align="justify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Calibri" style:font-name-complex="Arial" fo:font-size="10pt" style:font-size-asian="10pt" style:font-size-complex="10pt" fo:language="pt" fo:country="BR"/>
    </style:style>
    <style:style style:name="P723" style:parent-style-name="Normal" style:family="paragraph">
      <style:paragraph-properties style:text-autospace="none" fo:text-align="justify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724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25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2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2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28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29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30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3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732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33" style:parent-style-name="Normal" style:family="paragraph">
      <style:paragraph-properties style:text-autospace="none" fo:text-align="justify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34" style:parent-style-name="Normal" style:family="paragraph">
      <style:paragraph-properties style:text-autospace="none" fo:text-align="justify"/>
    </style:style>
    <style:style style:name="T7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3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73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pt" fo:country="BR" style:language-asian="pt" style:country-asian="BR"/>
    </style:style>
    <style:style style:name="T73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4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41" style:parent-style-name="Normal" style:family="paragraph">
      <style:paragraph-properties style:text-autospace="none" fo:text-align="justify"/>
    </style:style>
    <style:style style:name="T74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7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4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5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51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5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5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5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75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 fo:language="pt" fo:country="BR"/>
    </style:style>
    <style:style style:name="P756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757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758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7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76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pt" fo:country="BR"/>
    </style:style>
    <style:style style:name="T76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763" style:parent-style-name="Normal" style:family="paragraph">
      <style:paragraph-properties fo:text-align="justify" fo:margin-left="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64" style:parent-style-name="Párrafodelista" style:family="paragraph">
      <style:paragraph-properties fo:margin-top="0.0833in" fo:margin-bottom="0.0833in" fo:line-height="100%" fo:margin-left="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65" style:parent-style-name="Normal" style:family="paragraph">
      <style:paragraph-properties fo:text-align="end" fo:margin-top="0.1666in"/>
    </style:style>
    <style:style style:name="T76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6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6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6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7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7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77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773" style:parent-style-name="Normal" style:family="paragraph">
      <style:paragraph-properties fo:margin-top="0.1666in"/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ableColumn775" style:family="table-column">
      <style:table-column-properties style:column-width="4.5527in"/>
    </style:style>
    <style:style style:name="Table774" style:family="table">
      <style:table-properties style:width="4.5527in" fo:margin-left="0in" table:align="left"/>
    </style:style>
    <style:style style:name="TableRow776" style:family="table-row">
      <style:table-row-properties style:min-row-height="0.5409in"/>
    </style:style>
    <style:style style:name="TableCell77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778" style:parent-style-name="Normal" style:family="paragraph">
      <style:paragraph-properties fo:text-align="center"/>
    </style:style>
    <style:style style:name="T7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80" style:parent-style-name="Normal" style:family="paragraph">
      <style:paragraph-properties fo:text-align="center"/>
    </style:style>
    <style:style style:name="T78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86" style:parent-style-name="Normal" style:family="paragraph">
      <style:paragraph-properties fo:text-align="center"/>
    </style:style>
    <style:style style:name="T78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88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</office:automatic-styles>
  <office:body>
    <office:text text:use-soft-page-breaks="true">
      <text:p text:style-name="P1">RELATÓRIO TÉCNICO III</text:p>
      <text:p text:style-name="P6"/>
      <text:p text:style-name="P7"><text:bookmark-start text:name="bmkTituloProName"/><text:span text:style-name="T8">Product/Formulated/Name</text:span><text:bookmark-end text:name="bmkTituloProName"/></text:p>
      <text:p text:style-name="P9"/>
      <text:p text:style-name="P10">PRODUTO FORMULADO COM BASE EM<text:s/>PRODUTO TÉCNICO EQUIVALENTE</text:p>
      <text:p text:style-name="P11"/>
      <text:p text:style-name="P12">a)<text:s/>Nome(s) e endereço(s) do(s) fabricante(s) e do(s) fornecedor(es) do produto formulado e<text:s/>do produto técnico:</text:p>
      <text:p text:style-name="P13"/>
      <text:p text:style-name="P14">FABRICANTES DO PRODUTO TÉCNICO:</text:p>
      <text:p text:style-name="P15"/>
      <text:p text:style-name="P16"><text:bookmark-start text:name="bkmPTFab"/>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bkmFabProd"/><text:bookmark-start text:name="bkmFabricantes"/><text:span text:style-name="T22">Product/Technical/Name</text:span></text:p>
            <text:p text:style-name="P23"><text:span text:style-name="T24">Source/Name</text:span></text:p>
            <text:p text:style-name="P25"><text:span text:style-name="T26">Souce/Address</text:span></text:p>
            <text:p text:style-name="P27"><text:span text:style-name="T28"><text:tab/></text:span><text:span text:style-name="T29">Souce/City</text:span><text:span text:style-name="T30"><text:s/>-<text:s/></text:span><text:span text:style-name="T31">Source/Country</text:span><text:bookmark-end text:name="bkmFabProd"/><text:bookmark-end text:name="bkmFabricantes"/></text:p>
          </table:table-cell>
        </table:table-row>
      </table:table>
      <text:p text:style-name="P32"/>
      <text:p text:style-name="P33"><text:bookmark-end text:name="bkmPTFab"/></text:p>
      <text:p text:style-name="P34">FORMULADORES / MANIPULADORES:</text:p>
      <text:p text:style-name="P35"/>
      <text:p text:style-name="P36"><text:bookmark-start text:name="bkmFormuladores"/>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Source/Name</text:span></text:p>
            <text:list text:style-name="LFO29" text:continue-numbering="true">
              <text:list-item>
                <text:p text:style-name="P44"><text:span text:style-name="T45">Souce/Address</text:span></text:p>
              </text:list-item>
              <text:list-item>
                <text:p text:style-name="P46"><text:span text:style-name="T47">Souce/City</text:span><text:span text:style-name="T48"><text:s/>-<text:s/></text:span><text:span text:style-name="T49">Source/Country</text:span></text:p>
              </text:list-item>
            </text:list>
          </table:table-cell>
          <table:table-cell table:style-name="TableCell50">
            <text:p text:style-name="P51"><text:span text:style-name="T52">Source/Name</text:span></text:p>
            <text:list text:style-name="LFO29" text:continue-numbering="true">
              <text:list-item>
                <text:p text:style-name="P53"><text:span text:style-name="T54">Souce/Address</text:span></text:p>
              </text:list-item>
              <text:list-item>
                <text:p text:style-name="P55"><text:span text:style-name="T56">Souce/City</text:span><text:span text:style-name="T57"><text:s/>-<text:s/></text:span><text:span text:style-name="T58">Source/Country</text:span></text:p>
              </text:list-item>
            </text:list>
          </table:table-cell>
        </table:table-row>
      </table:table>
      <text:p text:style-name="P59"/>
      <text:p text:style-name="P60"><text:bookmark-end text:name="bkmFormuladores"/></text:p>
      <text:p text:style-name="P61"><text:span text:style-name="T62">b)<text:s/></text:span><text:span text:style-name="T63">C</text:span><text:span text:style-name="T64">ódigo(s) atribuído</text:span><text:span text:style-name="T65">(s) durante a fase experimental:</text:span></text:p>
      <text:p text:style-name="P66"/>
      <text:p text:style-name="P67"><text:bookmark-start text:name="bmkCodExperimental"/><text:span text:style-name="T68">Product/Formulated/Code</text:span><text:bookmark-end text:name="bmkCodExperimental"/><text:span text:style-name="T69"><text:s/></text:span></text:p>
      <text:p text:style-name="P70"/>
      <text:p text:style-name="P71">c) Número do código do(s) ingrediente(s) ativo(s) no Chemical Abstracts Service Registry<text:s/>(CAS):</text:p>
      <text:p text:style-name="P72"/>
      <text:p text:style-name="P73"><text:bookmark-start text:name="bmkIANome"/><text:bookmark-start text:name="bmkIngredienteAtivo"/><text:span text:style-name="T74">Product/Active ingredient/CommonName</text:span><text:bookmark-end text:name="bmkIANome"/><text:span text:style-name="T75"><text:s/></text:span><text:span text:style-name="T76">CAS nº<text:s/></text:span><text:bookmark-start text:name="bmkIACAS"/><text:span text:style-name="T77">Product/Active ingredient/CAS number</text:span><text:bookmark-end text:name="bmkIACAS"/></text:p>
      <text:p text:style-name="P78"/>
      <text:p text:style-name="P79"><text:bookmark-end text:name="bmkIngredienteAtivo"/><text:span text:style-name="T80">d)<text:s/></text:span><text:span text:style-name="T81">E</text:span><text:span text:style-name="T82">squema das principais etapas de produção do produto formulado a partir do produto</text:span><text:span text:style-name="T83"><text:s/></text:span><text:span text:style-name="T84">técnico e demais componentes, bem como em se tratando de obtenção do produto formulado</text:span><text:span text:style-name="T85"><text:s/></text:span><text:span text:style-name="T86">diretamente a partir das matérias-primas</text:span><text:span text:style-name="T87">:</text:span><text:span text:style-name="T88"><text:s/></text:span><text:span text:style-name="T89">(Anexo 13.1)</text:span></text:p>
      <text:p text:style-name="P90"/>
      <text:p text:style-name="P91"><text:span text:style-name="T92">Segue em anexo<text:s/></text:span><text:span text:style-name="T93">a Declaração do Processo Produtivo</text:span><text:span text:style-name="T94"><text:s/>do<text:s/></text:span><text:bookmark-start text:name="bmkProForm"/><text:span text:style-name="T95">Product/Formulated/Name</text:span><text:bookmark-end text:name="bmkProForm"/><text:span text:style-name="T96">, emitida em<text:s/></text:span><text:span text:style-name="T97">12 de julho de 2010</text:span><text:span text:style-name="T98">.<text:s/></text:span></text:p>
      <text:p text:style-name="P99"/>
      <text:p text:style-name="P100"><text:span text:style-name="T101">e)<text:s/></text:span><text:span text:style-name="T102">D</text:span><text:span text:style-name="T103">eclaração, com laudo em anexo, da composição quali-quantitativa, do produto formulado</text:span><text:span text:style-name="T104"><text:s/></text:span><text:span text:style-name="T105">em todos os seus componentes indicando suas funções especificas na</text:span><text:span text:style-name="T106"><text:s/></text:span><text:span text:style-name="T107">formulação. Em havendo</text:span><text:span text:style-name="T108"><text:s/></text:span><text:span text:style-name="T109">mais de um fabricante, apresentar laudos específicos</text:span><text:span text:style-name="T110">:</text:span><text:span text:style-name="T111"><text:s/></text:span><text:span text:style-name="T112">(Anexo 13.1)</text:span></text:p>
      <text:p text:style-name="P113"/>
      <text:p text:style-name="P114"><text:span text:style-name="T115">Segue em anexo Declaração da<text:s/></text:span><text:span text:style-name="T116">Composição Qualitativa e Quantitativa do produto<text:s/></text:span><text:bookmark-start text:name="bmkQualiQuantPro"/><text:span text:style-name="T117">Product/Formulated/Name</text:span><text:bookmark-end text:name="bmkQualiQuantPro"/><text:span text:style-name="T118">, emitida em<text:s/></text:span><text:span text:style-name="T119">12 de julho de 2010</text:span><text:span text:style-name="T120">.</text:span><text:span text:style-name="T121"><text:s/></text:span></text:p>
      <text:p text:style-name="P122"/>
      <text:soft-page-break/>
      <text:p text:style-name="P123"><text:span text:style-name="T124">f)<text:s/></text:span><text:span text:style-name="T125">D</text:span><text:span text:style-name="T126">eclaração dos limites máximos e mínimos de variação do teor de cada componente do</text:span><text:span text:style-name="T127"><text:s/>produto formulado:</text:span><text:span text:style-name="T128"><text:s/></text:span><text:span text:style-name="T129">(Anexo 13.1)</text:span></text:p>
      <text:p text:style-name="P130"/>
      <text:p text:style-name="P131"><text:span text:style-name="T132">Segue em anexo Declaração da Composição Qualitativa e Quantitativa do produto<text:s/></text:span><text:bookmark-start text:name="bmkLimProdForm"/><text:span text:style-name="T133">Product/Formulated/Name</text:span><text:bookmark-end text:name="bmkLimProdForm"/><text:span text:style-name="T134">, emitida em<text:s/></text:span><text:span text:style-name="T135">12 de julho de 2010</text:span><text:span text:style-name="T136">.</text:span><text:span text:style-name="T137"><text:s/></text:span></text:p>
      <text:p text:style-name="P138"/>
      <text:p text:style-name="P139">g)<text:s/>Informações toxicológicas e ambientais sobre os principais produtos de<text:s/>degradação do<text:s/>produto técnico acompanhadas de cópia de referência bibliográfica:</text:p>
      <text:p text:style-name="P140"/>
      <text:p text:style-name="P141">Não se aplica. Trata-se de<text:s/>Produto Formulado com base em<text:s/>Produto Técnico Equivalente.</text:p>
      <text:p text:style-name="P142"/>
      <text:p text:style-name="P143"><text:span text:style-name="T144">h)<text:s/></text:span><text:span text:style-name="T145">C</text:span><text:span text:style-name="T146">ópia do certificado de registro ou do comprovante de protocolo do requerimento de registro</text:span><text:span text:style-name="T147"><text:s/>do produto técnico</text:span><text:span text:style-name="T148"><text:s/></text:span><text:span text:style-name="T149">(A</text:span><text:span text:style-name="T150">nexo</text:span><text:span text:style-name="T151"><text:s/>13.11)</text:span><text:span text:style-name="T152">:</text:span></text:p>
      <text:p text:style-name="P153"/>
      <text:p text:style-name="P154"><text:span text:style-name="T155">Segue anexo cópia autenticada dos protocolos de requerimento de registro dos produtos</text:span><text:span text:style-name="T156"><text:s/></text:span><text:bookmark-start text:name="bmkProRegPT"/><text:span text:style-name="T157">Product/Technical/Name</text:span><text:bookmark-end text:name="bmkProRegPT"/><text:span text:style-name="T158"><text:s/></text:span><text:span text:style-name="T159">no MAPA, ANVISA e IBAMA, realizados em<text:s/></text:span><text:bookmark-start text:name="bmkProRegData"/><text:span text:style-name="T160">Process/Federal registration/MAPA protocol date</text:span><text:bookmark-end text:name="bmkProRegData"/><text:span text:style-name="T161">:</text:span><text:span text:style-name="T162"><text:s/></text:span></text:p>
      <text:p text:style-name="P163"/>
      <text:p text:style-name="P164"><text:bookmark-start text:name="bmkProRegPT2"/><text:bookmark-start text:name="bmkProProcessos"/><text:span text:style-name="T165">Product/Technical/Name</text:span><text:bookmark-end text:name="bmkProRegPT2"/></text:p>
      <text:p text:style-name="P166"><text:span text:style-name="T167">- Processo no MAPA sob nº<text:s/></text:span><text:bookmark-start text:name="bmkProMapa"/><text:span text:style-name="T168">Process/Federal registration/MAPA protocol</text:span><text:bookmark-end text:name="bmkProMapa"/></text:p>
      <text:p text:style-name="P169"><text:span text:style-name="T170">- Processo na ANVISA sob nº<text:s/></text:span><text:bookmark-start text:name="bmkProAnvisa"/><text:span text:style-name="T171">Process/Federal registration/ANVISA process number</text:span><text:bookmark-end text:name="bmkProAnvisa"/></text:p>
      <text:p text:style-name="P172"><text:span text:style-name="T173">- Processo no IBAMA sob nº<text:s/></text:span><text:bookmark-start text:name="bmkProIbama"/><text:span text:style-name="T174">Process/Federal registration/IBAMA process number</text:span><text:bookmark-end text:name="bmkProIbama"/></text:p>
      <text:p text:style-name="P175"/>
      <text:p text:style-name="P176"><text:bookmark-end text:name="bmkProProcessos"/><text:span text:style-name="T177">i)<text:s/></text:span><text:span text:style-name="T178">Comprovante ou protocolo de registro no Brasil dos<text:s/></text:span><text:span text:style-name="T179">component</text:span><text:span text:style-name="T180">e</text:span><text:span text:style-name="T181">s do<text:s/></text:span><text:bookmark-start text:name="bmkCompProtProd"/><text:span text:style-name="T182">Product/Formulated/Name</text:span><text:bookmark-end text:name="bmkCompProtProd"/></text:p>
      <text:p text:style-name="P183"/>
      <text:p text:style-name="P184"/>
      <text:p text:style-name="P185"><text:bookmark-start text:name="bkmReg"/><text:span text:style-name="T186">Cópia dos protocolos de requerimento de registro</text:span><text:span text:style-name="T187"><text:s/>de componentes</text:span><text:span text:style-name="T188"><text:s/>do produto</text:span><text:span text:style-name="T189"><text:s/></text:span><text:bookmark-start text:name="bkmTecnNome"/><text:span text:style-name="T190">Product/Tecnical/Name</text:span><text:bookmark-end text:name="bkmTecnNome"/><text:span text:style-name="T191"><text:s/></text:span><text:span text:style-name="T192">no MAPA, ANVISA e IBAMA, realizados em<text:s/></text:span><text:span text:style-name="T193">Process/Federal registration/MAPA protocol date</text:span><text:span text:style-name="T194">.</text:span></text:p>
      <text:p text:style-name="P195"><text:span text:style-name="T196">- Processo no MAPA sob nº<text:s/></text:span><text:bookmark-start text:name="bkmRegMapa"/><text:span text:style-name="T197">Process/Federal Registration/ MAPA Protocol</text:span><text:bookmark-end text:name="bkmRegMapa"/></text:p>
      <text:p text:style-name="P198"><text:span text:style-name="T199">- Processo na ANVISA sob nº<text:s/></text:span><text:bookmark-start text:name="bkmRegAnvisa"/><text:span text:style-name="T200">Process/Federal Registration/ Anvisa Protocol</text:span><text:bookmark-end text:name="bkmRegAnvisa"/></text:p>
      <text:p text:style-name="P201"><text:span text:style-name="T202">- Processo no IBAMA sob nº<text:s/></text:span><text:bookmark-start text:name="bkmRegIbama"/><text:span text:style-name="T203">Process/Federal Registration/ Ibama Protocol</text:span><text:bookmark-end text:name="bkmRegIbama"/></text:p>
      <text:p text:style-name="P204"/>
      <text:p text:style-name="P205"><text:span text:style-name="T206"><text:s/></text:span><text:bookmark-end text:name="bkmReg"/></text:p>
      <text:p text:style-name="P207"/>
      <text:p text:style-name="P208"><text:span text:style-name="T209">j)<text:s/></text:span><text:span text:style-name="T210">Informações e documentos exigidos no Anexo II, item 23 do Decreto 4.074/02 e do § 16 do Decreto 5.981/06.</text:span><text:span text:style-name="T211"><text:s/></text:span></text:p>
      <text:p text:style-name="P212">Vide Anexo 23.</text:p>
      <text:p text:style-name="P213"/>
      <text:soft-page-break/>
      <text:p text:style-name="P214"><text:span text:style-name="T215">TESTES E INFORMAÇÕES NECESSÁRIAS À AVALIAÇÃO ECOTOXICOLÓGICA.</text:span></text:p>
      <text:p text:style-name="P216">ANEXO 23 -<text:s/>PRODUTO FORMULADO<text:s/>COM BASE EM<text:s/>PRODUTO TÉCNICO EQUIVALENTE</text:p>
      <text:p text:style-name="P217">Este Relatório Técnico contém as informações e documentos exigidos no Anexo II, item<text:s/>23<text:s/>do Decreto 4.074/02 e<text:s/>de acordo com o<text:s/>§<text:s/>16, do Art.10,<text:s/>do Decreto 5.981/06.</text:p>
      <text:p text:style-name="P218"><text:span text:style-name="T219">Relatório de estudos de propriedades físico-químicas</text:span><text:span text:style-name="T220">.</text:span></text:p>
      <text:p text:style-name="P221"/>
      <text:p text:style-name="P222"/>
      <text:p text:style-name="P223">C.1<text:s/>-<text:s/>Estado físico, aspecto, cor e odor<text:s/></text:p>
      <text:p text:style-name="P224"/>
      <text:p text:style-name="P225"><text:span text:style-name="T226">Resumo</text:span><text:span text:style-name="T227">:<text:s/></text:span><text:bookmark-start text:name="bmkResumoC01"/><text:span text:style-name="T228">Studies/Physical, eco and toxicological/Summary BR</text:span><text:bookmark-end text:name="bmkResumoC01"/></text:p>
      <text:p text:style-name="P229"><text:span text:style-name="T230">Resultado</text:span><text:span text:style-name="T231">:<text:s/></text:span><text:bookmark-start text:name="bmkResultadoC01"/><text:span text:style-name="T232">Studies/Physical, eco and toxicological/Result BR</text:span><text:bookmark-end text:name="bmkResultadoC01"/></text:p>
      <text:p text:style-name="P233"><text:span text:style-name="T234">Ref.:</text:span><text:span text:style-name="T235"><text:s/></text:span><text:bookmark-start text:name="bmkReferenciaC01"/><text:span text:style-name="T236">Studies/Physical, eco and toxicological/Code. "Title". Laboratoy. Director, Page, End Date.</text:span><text:bookmark-end text:name="bmkReferenciaC01"/></text:p>
      <text:p text:style-name="P237"/>
      <text:p text:style-name="P238">C.8<text:s/>-<text:s/>Solubilidade/Miscibilidade<text:s/></text:p>
      <text:p text:style-name="P239"/>
      <text:p text:style-name="P240"><text:span text:style-name="T241">Resumo</text:span><text:span text:style-name="T242">:<text:s/></text:span><text:bookmark-start text:name="bmkResumoC08"/><text:span text:style-name="T243">Studies/Physical, eco and toxicological/Summary BR</text:span><text:bookmark-end text:name="bmkResumoC08"/></text:p>
      <text:p text:style-name="P244"><text:span text:style-name="T245">Resultado</text:span><text:span text:style-name="T246">:<text:s/></text:span><text:bookmark-start text:name="bmkResultadoC08"/><text:span text:style-name="T247">Studies/Physical, eco and toxicological/Result BR</text:span><text:bookmark-end text:name="bmkResultadoC08"/></text:p>
      <text:p text:style-name="P248"><text:span text:style-name="T249">Ref.:</text:span><text:span text:style-name="T250"><text:s/></text:span><text:bookmark-start text:name="bmkReferenciaC08"/><text:span text:style-name="T251">Studies/Physical, eco and toxicological/Code. "Title". Laboratoy. Director, Page, End Date.</text:span><text:bookmark-end text:name="bmkReferenciaC08"/></text:p>
      <text:p text:style-name="P252"/>
      <text:p text:style-name="P253">C.9<text:s/>-<text:s/>pH<text:s/></text:p>
      <text:p text:style-name="P254"/>
      <text:p text:style-name="P255"><text:span text:style-name="T256">Resumo</text:span><text:span text:style-name="T257">:<text:s/></text:span><text:bookmark-start text:name="bmkResumoC09"/><text:span text:style-name="T258">Studies/Physical, eco and toxicological/Summary BR</text:span><text:bookmark-end text:name="bmkResumoC09"/></text:p>
      <text:p text:style-name="P259"><text:span text:style-name="T260">Resultado</text:span><text:span text:style-name="T261">:<text:s/></text:span><text:bookmark-start text:name="bmkResultadoC09"/><text:span text:style-name="T262">Studies/Physical, eco and toxicological/Result BR</text:span><text:bookmark-end text:name="bmkResultadoC09"/></text:p>
      <text:p text:style-name="P263"><text:span text:style-name="T264">Ref.:</text:span><text:span text:style-name="T265"><text:s/></text:span><text:bookmark-start text:name="bmkReferenciaC09"/><text:span text:style-name="T266">Studies/Physical, eco and toxicological/Code. "Title". Laboratoy. Director, Page, End Date.</text:span><text:bookmark-end text:name="bmkReferenciaC09"/></text:p>
      <text:p text:style-name="P267"/>
      <text:p text:style-name="P268">C.15<text:s/>-<text:s/>Densidade<text:s/></text:p>
      <text:p text:style-name="P269"/>
      <text:p text:style-name="P270"><text:span text:style-name="T271">Resumo</text:span><text:span text:style-name="T272">:<text:s/></text:span><text:bookmark-start text:name="bmkResumoC15"/><text:span text:style-name="T273">Studies/Physical, eco and toxicological/Summary BR</text:span><text:bookmark-end text:name="bmkResumoC15"/><text:span text:style-name="T274"><text:s/></text:span></text:p>
      <text:p text:style-name="P275"><text:span text:style-name="T276">Resultado</text:span><text:span text:style-name="T277">:<text:s/></text:span><text:bookmark-start text:name="bmkResultadoC15"/><text:span text:style-name="T278">Studies/Physical, eco and toxicological/Result BR</text:span><text:bookmark-end text:name="bmkResultadoC15"/><text:span text:style-name="T279"><text:s/></text:span></text:p>
      <text:p text:style-name="P280"><text:span text:style-name="T281">Ref.:</text:span><text:span text:style-name="T282"><text:s/></text:span><text:bookmark-start text:name="bmkReferenciaC15"/><text:span text:style-name="T283">Studies/Physical, eco and toxicological/Code. "Title". Laboratoy. Director, Page, End Date.</text:span><text:bookmark-end text:name="bmkReferenciaC15"/></text:p>
      <text:p text:style-name="P284"/>
      <text:p text:style-name="P285">C.16<text:s/>-<text:s/>Tensão Superficial<text:s/></text:p>
      <text:p text:style-name="P286"/>
      <text:p text:style-name="P287"><text:span text:style-name="T288">Resumo</text:span><text:span text:style-name="T289">:<text:s/></text:span><text:bookmark-start text:name="bmkResumoC16"/><text:span text:style-name="T290">Studies/Physical, eco and toxicological/Summary BR</text:span><text:bookmark-end text:name="bmkResumoC16"/></text:p>
      <text:p text:style-name="P291"><text:span text:style-name="T292">Resultado</text:span><text:span text:style-name="T293">:<text:s/></text:span><text:bookmark-start text:name="bmkResultadoC16"/><text:span text:style-name="T294">Studies/Physical, eco and toxicological/Result BR</text:span><text:bookmark-end text:name="bmkResultadoC16"/></text:p>
      <text:p text:style-name="P295"><text:span text:style-name="T296">Ref.:</text:span><text:span text:style-name="T297"><text:s/></text:span><text:bookmark-start text:name="bmkReferenciaC16"/><text:span text:style-name="T298">Studies/Physical, eco and toxicological/Code. "Title". Laboratoy. Director, Page, End Date.</text:span><text:bookmark-end text:name="bmkReferenciaC16"/></text:p>
      <text:p text:style-name="P299"/>
      <text:p text:style-name="P300"><text:bookmark-start text:name="bmkC17C18"/><text:span text:style-name="T301">Studies/Physical, eco and toxicological/Category</text:span><text:bookmark-end text:name="bmkC17C18"/></text:p>
      <text:p text:style-name="P302"/>
      <text:p text:style-name="P303"><text:span text:style-name="T304">Resumo</text:span><text:span text:style-name="T305">:<text:s/></text:span><text:bookmark-start text:name="bmkResumoC17C18"/><text:span text:style-name="T306">Studies/Physical, eco and toxicological/Summary BR</text:span><text:bookmark-end text:name="bmkResumoC17C18"/></text:p>
      <text:p text:style-name="P307"><text:span text:style-name="T308">Resultado</text:span><text:span text:style-name="T309">:<text:s/></text:span><text:bookmark-start text:name="bmkResultadoC17C18"/><text:span text:style-name="T310">Studies/Physical, eco and toxicological/Result BR</text:span><text:bookmark-end text:name="bmkResultadoC17C18"/></text:p>
      <text:p text:style-name="P311"><text:span text:style-name="T312">Ref.:</text:span><text:span text:style-name="T313"><text:s/></text:span><text:bookmark-start text:name="bmkReferenciaC17C18"/><text:span text:style-name="T314">Studies/Physical, eco and toxicological/Code. "Title". Laboratoy. Director, Page, End Date.</text:span><text:bookmark-end text:name="bmkReferenciaC17C18"/></text:p>
      <text:p text:style-name="P315"/>
      <text:p text:style-name="P316">C.19<text:s/>-<text:s/>Corrosividade<text:s/></text:p>
      <text:p text:style-name="P317"/>
      <text:p text:style-name="P318"><text:span text:style-name="T319">Resumo</text:span><text:span text:style-name="T320">:<text:s/></text:span><text:bookmark-start text:name="bmkResumoC19"/><text:span text:style-name="T321">Studies/Physical, eco and toxicological/Summary BR</text:span><text:bookmark-end text:name="bmkResumoC19"/></text:p>
      <text:p text:style-name="P322"><text:span text:style-name="T323">Resultado</text:span><text:span text:style-name="T324">:<text:s/></text:span><text:bookmark-start text:name="bmkResultadoC19"/><text:span text:style-name="T325">Studies/Physical, eco and toxicological/Result BR</text:span><text:bookmark-end text:name="bmkResultadoC19"/></text:p>
      <text:p text:style-name="P326"><text:span text:style-name="T327">Ref.:</text:span><text:span text:style-name="T328"><text:s/></text:span><text:bookmark-start text:name="bmkReferenciaC19"/><text:span text:style-name="T329">Studies/Physical, eco and toxicological/Code.<text:s/></text:span><text:span text:style-name="T330">"Title". Laboratoy. Director, Page, End Date.</text:span><text:bookmark-end text:name="bmkReferenciaC19"/></text:p>
      <text:p text:style-name="P331"/>
      <text:p text:style-name="P332">C.20<text:s/>-<text:s/>Estabilidade Térmica e ao Ar<text:s/></text:p>
      <text:p text:style-name="P333"/>
      <text:p text:style-name="P334"><text:span text:style-name="T335">Resumo</text:span><text:span text:style-name="T336">:<text:s/></text:span><text:bookmark-start text:name="bmkResumoC20"/><text:span text:style-name="T337">Studies/Physical, eco and toxicological/Summary BR</text:span><text:bookmark-end text:name="bmkResumoC20"/></text:p>
      <text:p text:style-name="P338"><text:span text:style-name="T339">Resultado</text:span><text:span text:style-name="T340">:<text:s/></text:span><text:bookmark-start text:name="bmkResultadoC20"/><text:span text:style-name="T341">Studies/Physical, eco and toxicological/Result BR</text:span><text:bookmark-end text:name="bmkResultadoC20"/></text:p>
      <text:soft-page-break/>
      <text:p text:style-name="P342"><text:span text:style-name="T343">Ref.:</text:span><text:span text:style-name="T344"><text:s/></text:span><text:bookmark-start text:name="bmkReferenciaC20"/><text:span text:style-name="T345">Studies/Physical, eco and toxicological/Code. "Title". Laboratoy. Director, Page, End Date.</text:span><text:bookmark-end text:name="bmkReferenciaC20"/></text:p>
      <text:p text:style-name="P346"/>
      <text:p text:style-name="P347">C.21<text:s/>-<text:s/>Ponto de Fulgor<text:s/></text:p>
      <text:p text:style-name="P348"/>
      <text:p text:style-name="P349"><text:span text:style-name="T350">Resumo</text:span><text:span text:style-name="T351">:<text:s/></text:span><text:bookmark-start text:name="bmkResumoC21"/><text:span text:style-name="T352">Studies/Physical, eco and toxicological/Summary BR</text:span><text:bookmark-end text:name="bmkResumoC21"/></text:p>
      <text:p text:style-name="P353"><text:span text:style-name="T354">Resultado</text:span><text:span text:style-name="T355">:<text:s/></text:span><text:bookmark-start text:name="bmkResultadoC21"/><text:span text:style-name="T356">Studies/Physical, eco and toxicological/Result BR</text:span><text:bookmark-end text:name="bmkResultadoC21"/></text:p>
      <text:p text:style-name="P357"><text:span text:style-name="T358">Ref.:</text:span><text:span text:style-name="T359"><text:s/></text:span><text:bookmark-start text:name="bmkReferenciaC21"/><text:span text:style-name="T360">Studies/Physical, eco and toxicological/Code.<text:s/></text:span><text:span text:style-name="T361">"Title". Laboratoy. Director, Page, End Date.</text:span><text:bookmark-end text:name="bmkReferenciaC21"/></text:p>
      <text:p text:style-name="P362"/>
      <text:p text:style-name="P363">Relatório de estudos<text:s/>de dados relativos à toxicidade para microrganismos, microcrustáceos, peixes, algas, organismos do solo, aves, plantas e insetos não-alvo.</text:p>
      <text:p text:style-name="P364"/>
      <text:p text:style-name="P365"><text:span text:style-name="T366">D.1 - <text:s/>Microrganismos – Ciclo do Carbono</text:span><text:span text:style-name="T367"><text:s/></text:span></text:p>
      <text:p text:style-name="P368"/>
      <text:p text:style-name="P369"><text:span text:style-name="T370">Resumo</text:span><text:span text:style-name="T371">:<text:s/></text:span><text:bookmark-start text:name="bmkResumoD11"/><text:span text:style-name="T372">Studies/Physical, eco and toxicological/Summary BR</text:span><text:bookmark-end text:name="bmkResumoD11"/></text:p>
      <text:p text:style-name="P373"><text:span text:style-name="T374">Resultado</text:span><text:span text:style-name="T375">:<text:s/></text:span><text:bookmark-start text:name="bmkResultadoD11"/><text:span text:style-name="T376">Studies/Physical, eco and toxicological/Result BR</text:span><text:bookmark-end text:name="bmkResultadoD11"/></text:p>
      <text:p text:style-name="P377"><text:span text:style-name="T378">Ref.:</text:span><text:span text:style-name="T379"><text:s/></text:span><text:bookmark-start text:name="bmkReferenciaD11"/><text:span text:style-name="T380">Studies/Physical, eco and toxicological/Code.<text:s/></text:span><text:span text:style-name="T381">"Title". Laboratoy. Director, Page, End Date.</text:span><text:bookmark-end text:name="bmkReferenciaD11"/></text:p>
      <text:p text:style-name="P382"/>
      <text:p text:style-name="P383">D.1 - <text:s/>Microrganismos – Ciclo de Nitrogênio</text:p>
      <text:p text:style-name="P384"/>
      <text:p text:style-name="P385"><text:span text:style-name="T386">Resumo</text:span><text:span text:style-name="T387">:<text:s/></text:span><text:bookmark-start text:name="bmkResumoD12"/><text:span text:style-name="T388">Studies/Physical, eco and toxicological/Summary BR</text:span><text:bookmark-end text:name="bmkResumoD12"/></text:p>
      <text:p text:style-name="P389"><text:span text:style-name="T390">Resultado</text:span><text:span text:style-name="T391">:<text:s/></text:span><text:bookmark-start text:name="bmkResultadoD12"/><text:span text:style-name="T392">Studies/Physical, eco and toxicological/Result BR</text:span><text:bookmark-end text:name="bmkResultadoD12"/></text:p>
      <text:p text:style-name="P393"><text:span text:style-name="T394">Ref.:</text:span><text:span text:style-name="T395"><text:s/></text:span><text:bookmark-start text:name="bmkReferenciaD12"/><text:span text:style-name="T396">Studies/Physical, eco and toxicological/Code. "Title". Laboratoy. Director, Page, End Date.</text:span><text:bookmark-end text:name="bmkReferenciaD12"/></text:p>
      <text:p text:style-name="P397"/>
      <text:p text:style-name="P398"><text:span text:style-name="T399">D.2 -</text:span><text:span text:style-name="T400"><text:s/>Algas</text:span><text:span text:style-name="T401"><text:s/></text:span></text:p>
      <text:p text:style-name="P402"/>
      <text:p text:style-name="P403"><text:span text:style-name="T404">Resumo</text:span><text:span text:style-name="T405">:<text:s/></text:span><text:bookmark-start text:name="bmkResumoD2"/><text:span text:style-name="T406">Studies/Physical, eco and toxicological/Summary BR</text:span><text:bookmark-end text:name="bmkResumoD2"/></text:p>
      <text:p text:style-name="P407"><text:span text:style-name="T408">Resultado</text:span><text:span text:style-name="T409">:<text:s/></text:span><text:bookmark-start text:name="bmkResultadoD2"/><text:span text:style-name="T410">Studies/Physical, eco and toxicological/Result BR</text:span><text:bookmark-end text:name="bmkResultadoD2"/></text:p>
      <text:p text:style-name="P411"><text:span text:style-name="T412">Ref.:</text:span><text:span text:style-name="T413"><text:s/></text:span><text:bookmark-start text:name="bmkReferenciaD2"/><text:span text:style-name="T414">Studies/Physical, eco and toxicological/Code. "Title". Laboratoy. Director, Page, End Date.</text:span><text:bookmark-end text:name="bmkReferenciaD2"/></text:p>
      <text:p text:style-name="P415"/>
      <text:p text:style-name="P416"><text:span text:style-name="T417">D.3 -</text:span><text:span text:style-name="T418"><text:s/>Organismos do solo<text:s/></text:span></text:p>
      <text:p text:style-name="P419"/>
      <text:p text:style-name="P420"><text:span text:style-name="T421">Resumo</text:span><text:span text:style-name="T422">:<text:s/></text:span><text:bookmark-start text:name="bmkResumoD3"/><text:span text:style-name="T423">Studies/Physical, eco and toxicological/Summary BR</text:span><text:bookmark-end text:name="bmkResumoD3"/></text:p>
      <text:p text:style-name="P424"><text:span text:style-name="T425">Resultado</text:span><text:span text:style-name="T426">:<text:s/></text:span><text:bookmark-start text:name="bmkResultadoD3"/><text:span text:style-name="T427">Studies/Physical, eco and toxicological/Result BR</text:span><text:bookmark-end text:name="bmkResultadoD3"/></text:p>
      <text:p text:style-name="P428"><text:span text:style-name="T429">Ref.:</text:span><text:span text:style-name="T430"><text:s/></text:span><text:bookmark-start text:name="bmkReferenciaD3"/><text:span text:style-name="T431">Studies/Physical, eco and toxicological/Code. "Title". Laboratoy. Director, Page, End Date.</text:span><text:bookmark-end text:name="bmkReferenciaD3"/></text:p>
      <text:p text:style-name="P432"/>
      <text:p text:style-name="P433"><text:span text:style-name="T434">D.4 -<text:s/></text:span><text:span text:style-name="T435">Abelhas</text:span><text:span text:style-name="T436"><text:s/></text:span></text:p>
      <text:p text:style-name="P437"/>
      <text:p text:style-name="P438"><text:span text:style-name="T439">Resumo</text:span><text:span text:style-name="T440">:<text:s/></text:span><text:bookmark-start text:name="bmkResumoD4"/><text:span text:style-name="T441">Studies/Physical, eco and toxicological/Summary BR</text:span><text:bookmark-end text:name="bmkResumoD4"/></text:p>
      <text:p text:style-name="P442"><text:span text:style-name="T443">Resultado</text:span><text:span text:style-name="T444">:<text:s/></text:span><text:bookmark-start text:name="bmkResultadoD4"/><text:span text:style-name="T445">Studies/Physical, eco and toxicological/Result BR</text:span><text:bookmark-end text:name="bmkResultadoD4"/></text:p>
      <text:p text:style-name="P446"><text:span text:style-name="T447">Ref.:</text:span><text:span text:style-name="T448"><text:s/></text:span><text:bookmark-start text:name="bmkReferenciaD4"/><text:span text:style-name="T449">Studies/Physical, eco and toxicological/Code. "Title". Laboratoy. Director, Page, End Date.</text:span><text:bookmark-end text:name="bmkReferenciaD4"/></text:p>
      <text:p text:style-name="P450"/>
      <text:p text:style-name="P451">D.5.1 -<text:s/>Microcrustáceos Agudo<text:s/></text:p>
      <text:p text:style-name="P452"/>
      <text:p text:style-name="P453"><text:span text:style-name="T454">Resumo</text:span><text:span text:style-name="T455">:<text:s/></text:span><text:bookmark-start text:name="bmkResumoD51"/><text:span text:style-name="T456">Studies/Physical, eco and toxicological/Summary BR</text:span><text:bookmark-end text:name="bmkResumoD51"/></text:p>
      <text:p text:style-name="P457"><text:span text:style-name="T458">Resultado</text:span><text:span text:style-name="T459">:<text:s/></text:span><text:bookmark-start text:name="bmkResultadoD51"/><text:span text:style-name="T460">Studies/Physical, eco and toxicological/Result BR</text:span><text:bookmark-end text:name="bmkResultadoD51"/></text:p>
      <text:p text:style-name="P461"><text:span text:style-name="T462">Ref.:</text:span><text:span text:style-name="T463"><text:s/></text:span><text:bookmark-start text:name="bmkReferenciaD51"/><text:span text:style-name="T464">Studies/Physical, eco and toxicological/Code. "Title". Laboratoy. Director, Page, End Date.</text:span><text:bookmark-end text:name="bmkReferenciaD51"/></text:p>
      <text:p text:style-name="P465"/>
      <text:p text:style-name="P466">D.6.1 -<text:s/>Peixes Agudo<text:s/></text:p>
      <text:p text:style-name="P467"/>
      <text:p text:style-name="P468"><text:span text:style-name="T469">Resumo</text:span><text:span text:style-name="T470">:<text:s/></text:span><text:bookmark-start text:name="bmkResumoD61"/><text:span text:style-name="T471">Studies/Physical, eco and toxicological/Summary BR</text:span><text:bookmark-end text:name="bmkResumoD61"/></text:p>
      <text:p text:style-name="P472"><text:span text:style-name="T473">Resultado</text:span><text:span text:style-name="T474">:<text:s/></text:span><text:bookmark-start text:name="bmkResultadoD61"/><text:span text:style-name="T475">Studies/Physical, eco and toxicological/Result BR</text:span><text:bookmark-end text:name="bmkResultadoD61"/></text:p>
      <text:p text:style-name="P476"><text:span text:style-name="T477">Ref.:</text:span><text:span text:style-name="T478"><text:s/></text:span><text:bookmark-start text:name="bmkReferenciaD61"/><text:span text:style-name="T479">Studies/Physical, eco and toxicological/Code. "Title". Laboratoy. Director, Page, End Date.</text:span><text:bookmark-end text:name="bmkReferenciaD61"/></text:p>
      <text:p text:style-name="P480"/>
      <text:p text:style-name="P481">D.8.1 -<text:s/>Aves Dose única.</text:p>
      <text:p text:style-name="P482"/>
      <text:p text:style-name="P483"><text:span text:style-name="T484">Resumo</text:span><text:span text:style-name="T485">:<text:s/></text:span><text:bookmark-start text:name="bmkResumoD81"/><text:span text:style-name="T486">Studies/Physical, eco and toxicological/Summary BR</text:span><text:bookmark-end text:name="bmkResumoD81"/></text:p>
      <text:soft-page-break/>
      <text:p text:style-name="P487"><text:span text:style-name="T488">Resultado</text:span><text:span text:style-name="T489">:<text:s/></text:span><text:bookmark-start text:name="bmkResultadoD81"/><text:span text:style-name="T490">Studies/Physical, eco and toxicological/Result BR</text:span><text:bookmark-end text:name="bmkResultadoD81"/></text:p>
      <text:p text:style-name="P491"><text:span text:style-name="T492">Ref.:</text:span><text:span text:style-name="T493"><text:s/></text:span><text:bookmark-start text:name="bmkReferenciaD81"/><text:span text:style-name="T494">Studies/Physical, eco and toxicological/Code.<text:s/></text:span><text:span text:style-name="T495">"Title". Laboratoy. Director, Page, End Date.</text:span><text:bookmark-end text:name="bmkReferenciaD81"/></text:p>
      <text:p text:style-name="P496"/>
      <text:p text:style-name="P497">Relatórios de estudos de dados relativos<text:s/>à toxicidade para animais superiores.</text:p>
      <text:p text:style-name="P498"/>
      <text:p text:style-name="P499">F.1.1.1<text:s/>-<text:s/>Avaliação da dose letal 50 aguda oral.<text:s/></text:p>
      <text:p text:style-name="P500"/>
      <text:p text:style-name="P501"><text:span text:style-name="T502">Resumo</text:span><text:span text:style-name="T503">:<text:s/></text:span><text:bookmark-start text:name="bmkResumoF111"/><text:span text:style-name="T504">Studies/Physical, eco and toxicological/Summary BR</text:span><text:bookmark-end text:name="bmkResumoF111"/></text:p>
      <text:p text:style-name="P505"><text:span text:style-name="T506">Resultado</text:span><text:span text:style-name="T507">:<text:s/></text:span><text:bookmark-start text:name="bmkResultadoF111"/><text:span text:style-name="T508">Studies/Physical, eco and toxicological/Result BR</text:span><text:bookmark-end text:name="bmkResultadoF111"/></text:p>
      <text:p text:style-name="P509"><text:span text:style-name="T510">Ref.:</text:span><text:span text:style-name="T511"><text:s/></text:span><text:bookmark-start text:name="bmkReferenciaF111"/><text:span text:style-name="T512">Studies/Physical, eco and toxicological/Code.<text:s/></text:span><text:span text:style-name="T513">"Title". Laboratoy. Director, Page, End Date.</text:span><text:bookmark-end text:name="bmkReferenciaF111"/></text:p>
      <text:p text:style-name="P514"/>
      <text:p text:style-name="P515"><text:span text:style-name="T516">F.2 - Avaliação da concentração letal 5</text:span><text:span text:style-name="T517">0</text:span><text:span text:style-name="T518"><text:s/>inalatória.<text:s/></text:span></text:p>
      <text:p text:style-name="P519"/>
      <text:p text:style-name="P520"><text:span text:style-name="T521">Resumo</text:span><text:span text:style-name="T522">:<text:s/></text:span><text:bookmark-start text:name="bmkResumoF2"/><text:span text:style-name="T523">Studies/Physical, eco and toxicological/Summary BR</text:span><text:bookmark-end text:name="bmkResumoF2"/></text:p>
      <text:p text:style-name="P524"><text:span text:style-name="T525">Resultado</text:span><text:span text:style-name="T526">:<text:s/></text:span><text:bookmark-start text:name="bmkResultadoF2"/><text:span text:style-name="T527">Studies/Physical, eco and toxicological/Result BR</text:span><text:bookmark-end text:name="bmkResultadoF2"/></text:p>
      <text:p text:style-name="P528"><text:span text:style-name="T529">Ref.:</text:span><text:span text:style-name="T530"><text:s/></text:span><text:bookmark-start text:name="bmkReferenciaF2"/><text:span text:style-name="T531">Studies/Physical, eco and toxicological/Code.<text:s/></text:span><text:span text:style-name="T532">"Title". Laboratoy. Director, Page, End Date.</text:span><text:bookmark-end text:name="bmkReferenciaF2"/></text:p>
      <text:p text:style-name="P533"/>
      <text:p text:style-name="P534">F.3.1<text:s/>- Avaliação da dose letal 50 aguda dermal.<text:s/></text:p>
      <text:p text:style-name="P535"/>
      <text:p text:style-name="P536"><text:span text:style-name="T537">Resumo</text:span><text:span text:style-name="T538">:<text:s/></text:span><text:bookmark-start text:name="bmkResumoF31"/><text:span text:style-name="T539">Studies/Physical, eco and toxicological/Summary BR</text:span><text:bookmark-end text:name="bmkResumoF31"/></text:p>
      <text:p text:style-name="P540"><text:span text:style-name="T541">Resultado</text:span><text:span text:style-name="T542">:<text:s/></text:span><text:bookmark-start text:name="bmkResultadoF31"/><text:span text:style-name="T543">Studies/Physical, eco and toxicological/Result BR</text:span><text:bookmark-end text:name="bmkResultadoF31"/></text:p>
      <text:p text:style-name="P544"><text:span text:style-name="T545">Ref.:</text:span><text:span text:style-name="T546"><text:s/></text:span><text:bookmark-start text:name="bmkReferenciaF31"/><text:span text:style-name="T547">Studies/Physical, eco and toxicological/Code. "Title". Laboratoy. Director, Page, End Date.</text:span><text:bookmark-end text:name="bmkReferenciaF31"/></text:p>
      <text:p text:style-name="P548"/>
      <text:p text:style-name="P549">F.3.4 - Avaliação de lesões cutâneas.<text:s/></text:p>
      <text:p text:style-name="P550"/>
      <text:p text:style-name="P551"><text:span text:style-name="T552">Resumo</text:span><text:span text:style-name="T553">:<text:s/></text:span><text:bookmark-start text:name="bmkResumoF34"/><text:span text:style-name="T554">Studies/Physical, eco and toxicological/Summary BR</text:span><text:bookmark-end text:name="bmkResumoF34"/></text:p>
      <text:p text:style-name="P555"><text:span text:style-name="T556">Resultado</text:span><text:span text:style-name="T557">:<text:s/></text:span><text:bookmark-start text:name="bmkResultadoF34"/><text:span text:style-name="T558">Studies/Physical, eco and toxicological/Result BR</text:span><text:bookmark-end text:name="bmkResultadoF34"/></text:p>
      <text:p text:style-name="P559"><text:span text:style-name="T560">Ref.:</text:span><text:span text:style-name="T561"><text:s/></text:span><text:bookmark-start text:name="bmkReferenciaF34"/><text:span text:style-name="T562">Studies/Physical, eco and toxicological/Code. "Title". Laboratoy. Director, Page, End Date.</text:span><text:bookmark-end text:name="bmkReferenciaF34"/></text:p>
      <text:p text:style-name="P563"/>
      <text:p text:style-name="P564"><text:span text:style-name="T565">F.4<text:s/></text:span><text:span text:style-name="T566">- Avaliação de lesões oculares.</text:span><text:span text:style-name="T567"><text:s/></text:span></text:p>
      <text:p text:style-name="P568"/>
      <text:p text:style-name="P569"><text:span text:style-name="T570">Resumo</text:span><text:span text:style-name="T571">:<text:s/></text:span><text:bookmark-start text:name="bmkResumoF4"/><text:span text:style-name="T572">Studies/Physical, eco and toxicological/Summary BR</text:span><text:bookmark-end text:name="bmkResumoF4"/></text:p>
      <text:p text:style-name="P573"><text:span text:style-name="T574">Resultado</text:span><text:span text:style-name="T575">:<text:s/></text:span><text:bookmark-start text:name="bmkResultadoF4"/><text:span text:style-name="T576">Studies/Physical, eco and toxicological/Result BR</text:span><text:bookmark-end text:name="bmkResultadoF4"/></text:p>
      <text:p text:style-name="P577"><text:span text:style-name="T578">Ref.:</text:span><text:span text:style-name="T579"><text:s/></text:span><text:bookmark-start text:name="bmkReferenciaF4"/><text:span text:style-name="T580">Studies/Physical, eco and toxicological/Code.<text:s/></text:span><text:span text:style-name="T581">"Title". Laboratoy. Director, Page, End Date.</text:span><text:bookmark-end text:name="bmkReferenciaF4"/></text:p>
      <text:p text:style-name="P582"/>
      <text:p text:style-name="P583">Relatório de estudos de dados<text:s/>relativos ao potencial mutagênico</text:p>
      <text:p text:style-name="P584"/>
      <text:p text:style-name="P585">G.1.1<text:s/>-<text:s/>Procariontes<text:s/></text:p>
      <text:p text:style-name="P586"/>
      <text:p text:style-name="P587"><text:span text:style-name="T588">Resumo</text:span><text:span text:style-name="T589">:<text:s/></text:span><text:bookmark-start text:name="bmkResumoG11"/><text:span text:style-name="T590">Studies/Physical, eco and toxicological/Summary BR</text:span><text:bookmark-end text:name="bmkResumoG11"/></text:p>
      <text:p text:style-name="P591"><text:span text:style-name="T592">Resultado</text:span><text:span text:style-name="T593">:<text:s/></text:span><text:bookmark-start text:name="bmkResultadoG11"/><text:span text:style-name="T594">Studies/Physical, eco and toxicological/Result BR</text:span><text:bookmark-end text:name="bmkResultadoG11"/></text:p>
      <text:p text:style-name="P595"><text:span text:style-name="T596">Ref.:</text:span><text:span text:style-name="T597"><text:s/></text:span><text:bookmark-start text:name="bmkReferenciaG11"/><text:span text:style-name="T598">Studies/Physical, eco and toxicological/Code. "Title". Laboratoy. Director, Page, End Date.</text:span><text:bookmark-end text:name="bmkReferenciaG11"/></text:p>
      <text:p text:style-name="P599"/>
      <text:p text:style-name="P600"/>
      <text:p text:style-name="P601">G.1.2<text:s/>-<text:s/>Eucariontes.<text:s/></text:p>
      <text:p text:style-name="P602"/>
      <text:p text:style-name="P603"><text:span text:style-name="T604">Resumo</text:span><text:span text:style-name="T605">:<text:s/></text:span><text:bookmark-start text:name="bmkResumoG12"/><text:span text:style-name="T606">Studies/Physical, eco and toxicological/Summary BR</text:span><text:bookmark-end text:name="bmkResumoG12"/></text:p>
      <text:p text:style-name="P607"><text:span text:style-name="T608">Resultado</text:span><text:span text:style-name="T609">:<text:s/></text:span><text:bookmark-start text:name="bmkResultadoG12"/><text:span text:style-name="T610">Studies/Physical, eco and toxicological/Result BR</text:span><text:bookmark-end text:name="bmkResultadoG12"/></text:p>
      <text:p text:style-name="P611"><text:span text:style-name="T612">Ref.:</text:span><text:span text:style-name="T613"><text:s/></text:span><text:bookmark-start text:name="bmkReferenciaG12"/><text:span text:style-name="T614">Studies/Physical, eco and toxicological/Code.<text:s/></text:span><text:span text:style-name="T615">"Title". Laboratoy. Director, Page, End Date.</text:span><text:bookmark-end text:name="bmkReferenciaG12"/></text:p>
      <text:p text:style-name="P616"/>
      <text:p text:style-name="P617"/>
      <text:p text:style-name="P618">Método analítico e sua sensibilidade para determinação de resíduos de agrotóxico, para fins de monitoramento e fiscalização</text:p>
      <text:p text:style-name="P619"/>
      <text:p text:style-name="P620"><text:bookmark-start text:name="bmkMetoSemResiduo"/>Trata-se de registro de Produto Formulado com base em Produto Técnico Equivalente, e, segundo o Decreto Nº 5.981, de 06 de dezembro de 2006:</text:p>
      <text:p text:style-name="P621"/>
      <text:p text:style-name="P62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623">I - mesmo tipo de formulação;</text:p>
      <text:p text:style-name="P624">II - mesmas indicações de culturas e modalidades de emprego já registradas;</text:p>
      <text:p text:style-name="P625">III - aplicação de quantidade igual ou inferior de ingrediente ativo durante o ciclo ou safra da cultura; e</text:p>
      <text:p text:style-name="P626">IV - intervalo de segurança igual ou superior.</text:p>
      <text:p text:style-name="P627"/>
      <text:p text:style-name="P628"><text:bookmark-start text:name="bmkMetoResiduo"/><text:bookmark-end text:name="bmkMetoSemResiduo"/><text:span text:style-name="T629">Segue anexo “Método analítico para determinação de resíduos de<text:s/></text:span><text:bookmark-start text:name="bkmIAsMeto"/><text:span text:style-name="T630">Product/Active Ingredient/Name</text:span><text:bookmark-end text:name="bkmIAsMeto"/><text:span text:style-name="T631"><text:s/>em diversas culturas”</text:span><text:span text:style-name="T632"><text:s/></text:span></text:p>
      <text:p text:style-name="P633"><text:bookmark-end text:name="bmkMetoResiduo"/></text:p>
      <text:p text:style-name="P634"/>
      <text:p text:style-name="P635">Informações referentes a sua compatibilidade com outros produtos.<text:s/></text:p>
      <text:p text:style-name="P636"/>
      <text:p text:style-name="Normal"><text:bookmark-start text:name="bmkInformacao"/><text:span text:style-name="T637">Product/Formulated/Information/Description</text:span><text:bookmark-end text:name="bmkInformacao"/></text:p>
      <text:p text:style-name="P638"/>
      <text:p text:style-name="P639">Outros dados, informações ou documentos exigidos em normas complementares<text:s/></text:p>
      <text:p text:style-name="P640"/>
      <text:p text:style-name="P641"><text:bookmark-start text:name="bmkTxtResiduo"/>ANEXO I, ITEM II DA PORTARIA NORMATIVA Nº84, DE 15 DE OUTUBRO DE 1996</text:p>
      <text:p text:style-name="P642"/>
      <text:p text:style-name="P643"><text:span text:style-name="T644">Modelos de bula e rótulo:</text:span><text:span text:style-name="T645"><text:s/></text:span><text:span text:style-name="T646">(</text:span><text:span text:style-name="T647">Anexo 13.10</text:span><text:span text:style-name="T648">)</text:span></text:p>
      <text:p text:style-name="P649"/>
      <text:p text:style-name="P650">Segue anexo modelo de bula e rótulo - via eletrônica (CD – anexo à capa do requerimento) e via impressa.</text:p>
      <text:p text:style-name="P651"/>
      <text:p text:style-name="P652">Descrição das embalagens: tipo, material, capacidade volumétrica e tipo de rotulagem:</text:p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<text:span text:style-name="T661">Tipo de embalagem</text:span></text:p>
          </table:table-cell>
          <table:table-cell table:style-name="TableCell662">
            <text:p text:style-name="P663"><text:span text:style-name="T664">Material</text:span></text:p>
          </table:table-cell>
          <table:table-cell table:style-name="TableCell665">
            <text:p text:style-name="P666"><text:span text:style-name="T667">Capacidade de acondicionamento</text:span></text:p>
          </table:table-cell>
        </table:table-row>
        <table:table-row table:style-name="TableRow668">
          <table:table-cell table:style-name="TableCell669">
            <text:p text:style-name="P670"><text:bookmark-start text:name="bmkEmbTipo"/><text:bookmark-start text:name="bmkEmbalagem"/><text:span text:style-name="T671">Product/Packaging/Type</text:span><text:bookmark-end text:name="bmkEmbTipo"/></text:p>
          </table:table-cell>
          <table:table-cell table:style-name="TableCell672">
            <text:p text:style-name="P673"><text:bookmark-start text:name="bmkEmbMaterial"/><text:span text:style-name="T674">Product/Packaging/Material</text:span><text:bookmark-end text:name="bmkEmbMaterial"/></text:p>
          </table:table-cell>
          <table:table-cell table:style-name="TableCell675">
            <text:p text:style-name="P676"><text:span text:style-name="T677"><text:s/></text:span><text:bookmark-start text:name="bmkEmbCapacidade"/><text:span text:style-name="T678">Product/Packaging/Capacity</text:span><text:bookmark-end text:name="bmkEmbCapacidade"/></text:p>
          </table:table-cell>
        </table:table-row>
      </table:table>
      <text:p text:style-name="P679"><text:bookmark-end text:name="bmkEmbalagem"/></text:p>
      <text:p text:style-name="P680"><text:bookmark-end text:name="bmkTxtResiduo"/>Comprovante de recolhimento do valor relativo ao Check-list, constante do Anexo IX, através do Documento Técnico de Arrecadação - DUA:</text:p>
      <text:p text:style-name="P681"/>
      <text:p text:style-name="P682"><text:span text:style-name="T683">Segue anexas<text:s/></text:span><text:span text:style-name="T684">à capa do requerimento</text:span><text:span text:style-name="T685">:</text:span><text:span text:style-name="T686"><text:s/></text:span></text:p>
      <text:p text:style-name="P687"/>
      <text:p text:style-name="P688"><text:span text:style-name="T689">-<text:s/></text:span><text:span text:style-name="T690">2 vias do Peticionamento Eletrônico nº<text:s/></text:span><text:bookmark-start text:name="bmkPetNumero"/><text:span text:style-name="T691">Federal Registration/Tax/Petitioning number</text:span><text:bookmark-end text:name="bmkPetNumero"/><text:span text:style-name="T692">,<text:s/></text:span><text:span text:style-name="T693">gerado</text:span><text:span text:style-name="T694"><text:s/>no Sistema de Serviços On-line.</text:span></text:p>
      <text:p text:style-name="P695"/>
      <text:p text:style-name="P696"><text:span text:style-name="T697">-<text:s/></text:span><text:span text:style-name="T698">Comprovante de pagamento da taxa de conferência de documentação técnica para avaliação e registro de agrotóxicos e afins no valor de</text:span><text:span text:style-name="T699"><text:s/>R$</text:span><text:span text:style-name="T700"><text:s/></text:span><text:bookmark-start text:name="bmkTaxValor"/><text:span text:style-name="T701">Federal Registration/Tax/Price</text:span><text:bookmark-end text:name="bmkTaxValor"/><text:span text:style-name="T702">.</text:span></text:p>
      <text:p text:style-name="P703"/>
      <text:p text:style-name="P704"><text:span text:style-name="T705">-<text:s/></text:span><text:span text:style-name="T706">Justificativa esclarecendo as diferenças de dados numéricos entre o Peticionamento Eletrônico nº<text:s/></text:span><text:bookmark-start text:name="bmkPetNumero2"/><text:span text:style-name="T707">Federal Registration/Tax/Petitioning number</text:span><text:bookmark-end text:name="bmkPetNumero2"/><text:span text:style-name="T708"><text:s/>e o Requerimento de Registro de<text:s/></text:span><text:bookmark-start text:name="bmkReqProdNome"/><text:span text:style-name="T709">Product/Formulated/Name</text:span><text:bookmark-end text:name="bmkReqProdNome"/></text:p>
      <text:p text:style-name="P710"/>
      <text:p text:style-name="P711"><text:bookmark-start text:name="bmkTxtResiduo2"/><text:span text:style-name="T712">- CD com as FISPQS e FE dos componentes utilizados na formulação do produto<text:s/></text:span><text:bookmark-start text:name="bmkReqProdNome2"/><text:span text:style-name="T713">Product/Formulated/Name</text:span><text:bookmark-end text:name="bmkReqProdNome2"/></text:p>
      <text:p text:style-name="P714"/>
      <text:p text:style-name="P715"><text:bookmark-end text:name="bmkTxtResiduo2"/><text:span text:style-name="T716">Cópia do Certificado de Registro Especial Temporário – RET quando houver testes realizados no Brasil. (A</text:span><text:span text:style-name="T717">nexo</text:span><text:span text:style-name="T718"><text:s/></text:span><text:span text:style-name="T719">11</text:span><text:span text:style-name="T720">.7</text:span><text:span text:style-name="T721">)</text:span></text:p>
      <text:p text:style-name="P722"/>
      <text:p text:style-name="P723"><text:bookmark-start text:name="bmkRet"/><text:soft-page-break/><text:span text:style-name="T724">Segue cópia autenticada do RET nº<text:s/></text:span><text:bookmark-start text:name="bmkRetNumero"/><text:span text:style-name="T725">Sample/EUP/Certificate number</text:span><text:bookmark-end text:name="bmkRetNumero"/><text:span text:style-name="T726"><text:s/>emitido em<text:s/></text:span><text:bookmark-start text:name="bmkRetData"/><text:span text:style-name="T727">Sample/EUP/Certificate date</text:span><text:bookmark-end text:name="bmkRetData"/><text:span text:style-name="T728"><text:s/>com validade até<text:s/></text:span><text:bookmark-start text:name="bmkRetValidade"/><text:span text:style-name="T729">Sample/EUP/Certificate expiration</text:span><text:bookmark-end text:name="bmkRetValidade"/><text:span text:style-name="T730">, que suporta as pesquisas realizadas para o produto codificado como<text:s/></text:span><text:bookmark-start text:name="bmkRetProCodigo"/><text:span text:style-name="T731">Product/Technical/Code</text:span><text:bookmark-end text:name="bmkRetProCodigo"/><text:span text:style-name="T732">.</text:span><text:bookmark-end text:name="bmkRet"/></text:p>
      <text:p text:style-name="P733"/>
      <text:p text:style-name="P734"><text:span text:style-name="T735">Metodologia validada para determinação de teor de ingrediente ativo no produto<text:s/></text:span><text:span text:style-name="T736">formulado</text:span><text:span text:style-name="T737">, de acordo com a ABNT ou norma internacionalmente reconhecida (</text:span><text:span text:style-name="T738">Anexo 23.7.1</text:span><text:span text:style-name="T739">)</text:span></text:p>
      <text:p text:style-name="P740"/>
      <text:p text:style-name="P741"><text:span text:style-name="T742">Segue anexo o Método de Análise de Teor validado do</text:span><text:span text:style-name="T743">(</text:span><text:span text:style-name="T744">s</text:span><text:span text:style-name="T745">)</text:span><text:span text:style-name="T746"><text:s/>ingrediente</text:span><text:span text:style-name="T747">(s)</text:span><text:span text:style-name="T748"><text:s/>ativo</text:span><text:span text:style-name="T749">(</text:span><text:span text:style-name="T750">s</text:span><text:span text:style-name="T751">)</text:span><text:span text:style-name="T752"><text:s/></text:span><text:bookmark-start text:name="bmkMetoIAs"/><text:span text:style-name="T753">Product/Active Ingredient/Name</text:span><text:bookmark-end text:name="bmkMetoIAs"/><text:span text:style-name="T754"><text:s/>em produtos técnico e formulado, conforme NBR-14029.</text:span></text:p>
      <text:p text:style-name="P755"/>
      <text:p text:style-name="P756"><text:span text:style-name="T757">Ref</text:span><text:span text:style-name="T758">.:<text:s/></text:span><text:bookmark-start text:name="bmkMetoRef"/><text:span text:style-name="T759">Studies/Physical, eco and toxicological/Code. "Title". Laboratoy. Director, Page, End Date.</text:span><text:bookmark-end text:name="bmkMetoRef"/><text:span text:style-name="T760">.</text:span><text:span text:style-name="T761"><text:s/></text:span><text:span text:style-name="T762"><text:s/></text:span></text:p>
      <text:p text:style-name="P763"/>
      <text:p text:style-name="P764"/>
      <text:p text:style-name="P765"><text:span text:style-name="T766">Curitiba,<text:s/></text:span><text:bookmark-start text:name="bmkData"/><text:span text:style-name="T767"> </text:span><text:span text:style-name="T768"> </text:span><text:span text:style-name="T769"> </text:span><text:span text:style-name="T770"> </text:span><text:span text:style-name="T771"> </text:span><text:bookmark-end text:name="bmkData"/><text:span text:style-name="T772">.</text:span></text:p>
      <text:p text:style-name="P773"/>
      <table:table table:style-name="Table774">
        <table:table-columns>
          <table:table-column table:style-name="TableColumn775"/>
        </table:table-columns>
        <table:table-row table:style-name="TableRow776">
          <table:table-cell table:style-name="TableCell777">
            <text:p text:style-name="P778"><text:span text:style-name="T779">ALTA – América Latina Tecnologia Agrícola</text:span></text:p>
            <text:p text:style-name="P780"><text:bookmark-start text:name="bmkAssCargo"/><text:span text:style-name="T781">User/Job title</text:span><text:bookmark-end text:name="bmkAssCargo"/><text:span text:style-name="T782"><text:s/></text:span><text:bookmark-start text:name="bmkAssNome"/><text:span text:style-name="T783">User/Name</text:span><text:bookmark-end text:name="bmkAssNome"/><text:span text:style-name="T784"><text:s/>/<text:s/></text:span><text:bookmark-start text:name="bmkAssCr"/><text:span text:style-name="T785">User/Regional council</text:span><text:bookmark-end text:name="bmkAssCr"/></text:p>
            <text:p text:style-name="P786"><text:span text:style-name="T787">Responsável Técnico e Representante Legal</text:span></text:p>
          </table:table-cell>
        </table:table-row>
      </table:table>
      <text:p text:style-name="P7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left="0.9451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/>
      <style:text-properties fo:font-weight="bold" style:font-weight-asian="bold" fo:color="#FF0000" fo:font-size="11pt" style:font-size-asian="11pt" fo:language="pt" fo:country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/>
      <style:text-properties fo:font-weight="bold" style:font-weight-asian="bold" fo:font-size="11pt" style:font-size-asian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text-indent="0.0069in">
        <style:tab-stops>
          <style:tab-stop style:type="left" style:position="2.7562in"/>
        </style:tab-stops>
      </style:paragraph-properties>
      <style:text-properties fo:font-style="italic" style:font-style-asian="italic" style:font-style-complex="italic" fo:language="pt" fo:country="BR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font-size="10pt" style:font-size-asian="10pt" fo:language="pt" fo:country="BR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left="0.5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fo:font-style="italic" style:font-style-asian="italic" style:font-style-complex="italic" fo:font-size="11pt" style:font-size-asian="11pt" style:font-size-complex="11pt" fo:language="pt" fo:country="BR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left="0.0083in" fo:text-indent="-0.0083in">
        <style:tab-stops/>
      </style:paragraph-properties>
      <style:text-properties fo:font-style="italic" style:font-style-asian="italic" style:font-style-complex="italic" fo:font-size="10pt" style:font-size-asian="10pt" fo:language="pt" fo:country="BR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 fo:margin-left="-0.0555in" fo:text-indent="0.0555in">
        <style:tab-stops/>
      </style:paragraph-properties>
      <style:text-properties fo:font-weight="bold" style:font-weight-asian="bold" fo:font-size="11pt" style:font-size-asian="11pt" style:font-size-complex="10pt" fo:language="pt" fo:country="B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Sangríadetextonormal" style:display-name="Sangría de texto normal" style:family="paragraph" style:parent-style-name="Normal">
      <style:paragraph-properties fo:text-align="justify" fo:margin-left="0.4722in">
        <style:tab-stops/>
      </style:paragraph-properties>
      <style:text-properties fo:language="pt" fo:country="BR" fo:hyphenate="false"/>
    </style:style>
    <style:style style:name="Textoindependiente2" style:display-name="Texto independiente 2" style:family="paragraph" style:parent-style-name="Normal">
      <style:paragraph-properties fo:text-align="justify"/>
      <style:text-properties style:font-name="Arial" style:font-name-complex="Arial" fo:language="pt" fo:country="BR" style:language-asian="pt" style:country-asian="BR" fo:hyphenate="false"/>
    </style:style>
    <style:style style:name="Textoindependiente3" style:display-name="Texto independiente 3" style:family="paragraph" style:parent-style-name="Normal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language="pt" fo:country="BR" style:language-asian="pt" style:country-asian="BR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fo:font-size="11pt" style:font-size-asian="11pt" fo:language="pt" fo:country="BR" fo:hyphenate="false"/>
    </style:style>
    <style:style style:name="Sangría2det.independiente" style:display-name="Sangría 2 de t. independiente" style:family="paragraph" style:parent-style-name="Normal">
      <style:paragraph-properties fo:text-align="justify" fo:margin-left="0.5in">
        <style:tab-stops/>
      </style:paragraph-properties>
      <style:text-properties fo:font-size="11pt" style:font-size-asian="11pt" fo:language="pt" fo:country="BR" fo:hyphenate="false"/>
    </style:style>
    <style:style style:name="Corpodetexto21" style:display-name="Corpo de texto 21" style:family="paragraph" style:parent-style-name="Normal">
      <style:paragraph-properties fo:text-align="justify"/>
      <style:text-properties style:font-name="Arial" fo:language="pt" fo:country="BR" style:language-asian="de" style:country-asian="DE" fo:hyphenate="false"/>
    </style:style>
    <style:style style:name="Sangría3det.independiente" style:display-name="Sangría 3 de t. independiente" style:family="paragraph" style:parent-style-name="Normal">
      <style:paragraph-properties fo:text-align="justify" fo:margin-left="0.9451in">
        <style:tab-stops/>
      </style:paragraph-properties>
      <style:text-properties fo:font-size="11pt" style:font-size-asian="11pt" fo:language="pt" fo:country="BR" fo:hyphenate="false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 fo:language="pt" fo:country="BR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language="pt" fo:country="BR" style:language-asian="pt" style:country-asian="BR" fo:hyphenate="false"/>
    </style:style>
    <style:style style:name="_A090973" style:display-name="_A090973" style:family="paragraph">
      <style:paragraph-properties fo:text-align="justify" fo:margin-left="0.8in">
        <style:tab-stops/>
      </style:paragraph-properties>
      <style:text-properties fo:color="#000000" fo:font-size="12pt" style:font-size-asian="12pt" fo:language="pt" fo:country="BR" style:language-asian="pt" style:country-asian="BR" fo:hyphenate="false"/>
    </style:style>
    <style:style style:name="PADRAO" style:display-name="PADRAO" style:family="paragraph" style:parent-style-name="Normal">
      <style:paragraph-properties fo:text-align="justify"/>
      <style:text-properties style:font-size-complex="10pt" fo:language="pt" fo:country="BR" style:language-asian="pt" style:country-asian="BR" fo:hyphenate="false"/>
    </style:style>
    <style:style style:name="texto" style:display-name="texto" style:family="paragraph">
      <style:paragraph-properties fo:widows="0" fo:orphans="0" fo:text-align="justify" fo:line-height="91%" fo:text-indent="0.1965in">
        <style:tab-stops>
          <style:tab-stop style:type="left" style:position="0.3347in"/>
          <style:tab-stop style:type="center" style:position="0.4333in"/>
          <style:tab-stop style:type="left" style:position="0.4895in"/>
          <style:tab-stop style:type="left" style:position="0.6298in"/>
          <style:tab-stop style:type="center" style:position="0.8666in"/>
          <style:tab-stop style:type="center" style:position="1.3in"/>
          <style:tab-stop style:type="center" style:position="1.7333in"/>
          <style:tab-stop style:type="center" style:position="2.1666in"/>
          <style:tab-stop style:type="center" style:position="2.6in"/>
          <style:tab-stop style:type="center" style:position="3.0333in"/>
          <style:tab-stop style:type="center" style:position="3.4666in"/>
          <style:tab-stop style:type="center" style:position="3.9in"/>
          <style:tab-stop style:type="center" style:position="4.3333in"/>
          <style:tab-stop style:type="center" style:position="4.7666in"/>
        </style:tab-stops>
      </style:paragraph-properties>
      <style:text-properties style:font-name="Times" fo:color="#000000" fo:language="pt" fo:country="BR" style:language-asian="pt" style:country-asian="BR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Textonotaalfinal" style:display-name="Texto nota al final" style:family="paragraph" style:parent-style-name="Normal">
      <style:paragraph-properties fo:widows="0" fo:orphans="0"/>
      <style:text-properties style:font-name="Courier" style:font-size-complex="10pt" fo:language="pt" fo:country="BR" style:language-asian="pt" style:country-asian="BR" fo:hyphenate="false"/>
    </style:style>
    <style:style style:name="TextonotaalfinalCar" style:display-name="Texto nota al final Car" style:family="text" style:parent-style-name="Fuentedepárrafopredeter.">
      <style:text-properties style:font-name="Courier" fo:font-size="12pt" style:font-size-asian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independienteCar" style:display-name="Texto independiente Car" style:family="text" style:parent-style-name="Fuentedepárrafopredeter.">
      <style:text-properties fo:font-size="11pt" style:font-size-asian="11pt" style:font-size-complex="12pt" style:language-asian="en" style:country-asian="US"/>
    </style:style>
    <style:style style:name="Título2Car" style:display-name="Título 2 Car" style:family="text" style:parent-style-name="Fuentedepárrafopredeter.">
      <style:text-properties fo:font-weight="bold" style:font-weight-asian="bold" fo:color="#FF0000" fo:font-size="11pt" style:font-size-asian="11pt" style:font-size-complex="12pt" style:language-asian="en" style:country-asian="US"/>
    </style:style>
    <style:style style:name="Textoindependiente3Car" style:display-name="Texto independiente 3 Car" style:family="text" style:parent-style-name="Fuentedepárrafopredeter.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Pa0" style:display-name="Pa0" style:family="paragraph" style:parent-style-name="Normal" style:next-style-name="Normal">
      <style:paragraph-properties style:text-autospace="none" style:line-height-at-least="0.1673in"/>
      <style:text-properties style:font-name="Helvetica" fo:language="pt" fo:country="BR" style:language-asian="pt" style:country-asian="BR" fo:hyphenate="false"/>
    </style:style>
    <style:style style:name="A0" style:display-name="A0" style:family="text">
      <style:text-properties style:font-name-complex="Helvetica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/>
    </style:style>
    <style:style style:name="WW_CharLFO4LVL1" style:family="text">
      <style:text-properties style:font-name="Symbol" fo:font-weight="normal" style:font-weight-asian="normal" fo:font-style="normal" style:font-style-asian="normal" fo:font-size="11pt" style:font-size-asian="11pt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style:use-window-font-color="true" fo:font-size="11pt" style:font-size-asian="11pt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weight="normal" style:font-weight-asian="normal" fo:font-style="normal" style:font-style-asian="normal" fo:font-size="11pt" style:font-size-asian="11pt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 style:use-window-font-color="true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rial" style:font-name-asian="Times New Roman" style:font-name-complex="Arial" fo:font-weight="normal" style:font-weight-asian="norma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rial" style:font-name-asian="Times New Roman" style:font-name-complex="Arial" fo:font-weight="normal" style:font-weight-asian="norma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Arial" style:font-name-asian="Times New Roman" style:font-name-complex="Arial" fo:font-weight="normal" style:font-weight-asian="norma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Arial" style:font-name-asian="Times New Roman" style:font-name-complex="Aria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bullet-char="-">
        <style:list-level-properties text:space-before="0in" text:min-label-width="0.25in"/>
      </text:list-level-style-bullet>
    </text:list-style>
    <text:list-style style:name="LFO7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1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1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1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2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4916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">
        <style:list-level-properties text:space-before="0.75in" text:min-label-width="0.25in"/>
        <style:text-properties style:font-name="Wingdings"/>
      </text:list-level-style-bullet>
      <text:list-level-style-number text:level="3" style:num-suffix=")" style:num-format="a" style:num-letter-sync="true">
        <style:list-level-properties text:space-before="1.25in" text:min-label-width="0.25in"/>
      </text:list-level-style-number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0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in" text:min-label-width="0.25in"/>
        <style:text-properties style:font-name="Arial"/>
      </text:list-level-style-bullet>
      <text:list-level-style-bullet text:level="2" text:style-name="WW_CharLFO2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1972in" text:min-label-width="0.25in"/>
        <style:text-properties style:font-name="Arial"/>
      </text:list-level-style-bullet>
      <text:list-level-style-bullet text:level="2" text:style-name="WW_CharLFO27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1972in" text:min-label-width="0.25in"/>
        <style:text-properties style:font-name="Arial"/>
      </text:list-level-style-bullet>
      <text:list-level-style-bullet text:level="2" text:style-name="WW_CharLFO28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left="-0.7875in">
        <style:tab-stops>
          <style:tab-stop style:type="center" style:position="3.8562in"/>
          <style:tab-stop style:type="right" style:position="6.925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5" style:parent-style-name="Encabezado" style:family="paragraph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<text:s/></text:span><text:bookmark-start text:name="bmkHeaderProName"/><text:span text:style-name="T4">Product/Formulated/Name</text:span><text:bookmark-end text:name="bmkHeaderProName"/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9</dc:title>
    <meta:initial-creator>Chosco</meta:initial-creator>
    <dc:creator>Chosco</dc:creator>
    <meta:creation-date>2012-12-13T19:08:00Z</meta:creation-date>
    <dc:date>2012-12-13T19:08:00Z</dc:date>
    <meta:print-date>2010-08-03T18:45:00Z</meta:print-date>
    <meta:template xlink:href="RTIII-PF.dotx" xlink:type="simple"/>
    <meta:editing-cycles>1</meta:editing-cycles>
    <meta:editing-duration>PT0S</meta:editing-duration>
    <meta:document-statistic meta:page-count="7" meta:paragraph-count="29" meta:word-count="2308" meta:character-count="14973" meta:row-count="105" meta:non-whitespace-character-count="12694"/>
  </office:meta>
</office:document-meta>
</file>